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16c60c" loext:opacity="100%" fo:font-family="'Cascadia Mono'" style:font-family-generic="roman" style:font-pitch="variable" fo:background-color="#0c0c0c" loext:char-shading-value="0"/>
    </style:style>
    <style:style style:name="T2" style:family="text">
      <style:text-properties fo:color="#cccccc" loext:opacity="100%" fo:font-family="'Cascadia Mono'" style:font-family-generic="roman" style:font-pitch="variable" fo:background-color="#0c0c0c" loext:char-shading-value="0"/>
    </style:style>
    <style:style style:name="T3" style:family="text">
      <style:text-properties fo:color="#3b78ff" loext:opacity="100%" fo:font-family="'Cascadia Mono'" style:font-family-generic="roman" style:font-pitch="variable" fo:background-color="#0c0c0c" loext:char-shading-value="0"/>
    </style:style>
    <style:style style:name="T4" style:family="text">
      <style:text-properties fo:font-family="'Cascadia Mono'" style:font-family-generic="roman" style:font-pitch="variable" fo:background-color="#0c0c0c" loext:char-shading-value="0"/>
    </style:style>
    <style:style style:name="T5" style:family="text">
      <style:text-properties fo:color="#0037da" loext:opacity="100%" fo:font-family="'Cascadia Mono'" style:font-family-generic="roman" style:font-pitch="variable" fo:background-color="#13a10e" loext:char-shading-value="0"/>
    </style:style>
    <style:style style:name="T6" style:family="text">
      <style:text-properties fo:color="#d78787" loext:opacity="100%" fo:font-family="'Cascadia Mono'" style:font-family-generic="roman" style:font-pitch="variable" fo:background-color="#0c0c0c" loext:char-shading-value="0"/>
    </style:style>
    <style:style style:name="T7" style:family="text">
      <style:text-properties fo:color="#d78787" loext:opacity="100%" fo:font-family="'Cascadia Mono'" style:font-family-generic="roman" style:font-pitch="variable" fo:background-color="#000000" loext:char-shading-value="0"/>
    </style:style>
    <style:style style:name="T8" style:family="text">
      <style:text-properties fo:color="#f2f2f2" loext:opacity="100%" fo:font-family="'Cascadia Mono'" style:font-family-generic="roman" style:font-pitch="variable" fo:background-color="#0c0c0c" loext:char-shading-value="0"/>
    </style:style>
    <style:style style:name="T9" style:family="text">
      <style:text-properties fo:color="#949494" loext:opacity="100%" fo:font-family="'Cascadia Mono'" style:font-family-generic="roman" style:font-pitch="variable" fo:background-color="#0c0c0c" loext:char-shading-value="0"/>
    </style:style>
    <style:style style:name="T10" style:family="text">
      <style:text-properties fo:color="#ffffff" loext:opacity="100%" fo:font-family="'Cascadia Mono'" style:font-family-generic="roman" style:font-pitch="variable" fo:background-color="#3a3a3a" loext:char-shading-value="0"/>
    </style:style>
    <style:style style:name="T11" style:family="text">
      <style:text-properties fo:color="#ff87af" loext:opacity="100%" fo:font-family="'Cascadia Mono'" style:font-family-generic="roman" style:font-pitch="variable" fo:background-color="#0c0c0c" loext:char-shading-value="0"/>
    </style:style>
    <style:style style:name="T12" style:family="text">
      <style:text-properties fo:color="#ffffff" loext:opacity="100%" fo:font-family="'Cascadia Mono'" style:font-family-generic="roman" style:font-pitch="variable" fo:background-color="#0c0c0c" loext:char-shading-value="0"/>
    </style:style>
    <style:style style:name="T13" style:family="text">
      <style:text-properties fo:color="#87d787" loext:opacity="100%" fo:font-family="'Cascadia Mono'" style:font-family-generic="roman" style:font-pitch="variable" fo:background-color="#0c0c0c" loext:char-shading-value="0"/>
    </style:style>
    <style:style style:name="T14" style:family="text">
      <style:text-properties fo:color="#afd7ff" loext:opacity="100%" fo:font-family="'Cascadia Mono'" style:font-family-generic="roman" style:font-pitch="variable" fo:background-color="#0c0c0c" loext:char-shading-value="0"/>
    </style:style>
    <style:style style:name="T15" style:family="text">
      <style:text-properties fo:color="#666666" loext:opacity="100%" fo:font-family="'Cascadia Mono'" style:font-family-generic="roman" style:font-pitch="variable" fo:background-color="#0c0c0c" loext:char-shading-value="0"/>
    </style:style>
    <style:style style:name="T16" style:family="text">
      <style:text-properties fo:color="#0037da" loext:opacity="100%" fo:font-family="'Cascadia Mono'" style:font-family-generic="roman" style:font-pitch="variable" fo:background-color="#0c0c0c" loext:char-shading-value="0"/>
    </style:style>
    <style:style style:name="T17" style:family="text">
      <style:text-properties fo:color="#767676" loext:opacity="100%" fo:font-family="'Cascadia Mono'" style:font-family-generic="roman" style:font-pitch="variable" fo:background-color="#0c0c0c" loext:char-shading-value="0"/>
    </style:style>
    <style:style style:name="T18" style:family="text">
      <style:text-properties fo:color="#c19c00" loext:opacity="100%" fo:font-family="'Cascadia Mono'" style:font-family-generic="roman" style:font-pitch="variable" fo:background-color="#0c0c0c" loext:char-shading-value="0"/>
    </style:style>
    <style:style style:name="T19" style:family="text">
      <style:text-properties fo:color="#c50f1f" loext:opacity="100%" fo:font-family="'Cascadia Mono'" style:font-family-generic="roman" style:font-pitch="variable" fo:background-color="#0c0c0c" loext:char-shading-value="0"/>
    </style:style>
    <style:style style:name="T20" style:family="text">
      <style:text-properties fo:color="#13a10e" loext:opacity="100%" fo:font-family="'Cascadia Mono'" style:font-family-generic="roman" style:font-pitch="variable" fo:background-color="#0c0c0c" loext:char-shading-value="0"/>
    </style:style>
    <style:style style:name="T21" style:family="text">
      <style:text-properties fo:color="#cccccc" loext:opacity="100%" fo:font-family="'Cascadia Mono'" style:font-family-generic="roman" style:font-pitch="variable" fo:background-color="#875f5f" loext:char-shading-value="0"/>
    </style:style>
    <style:style style:name="T22" style:family="text">
      <style:text-properties fo:color="#ffffff" loext:opacity="100%" fo:font-family="'Cascadia Mono'" style:font-family-generic="roman" style:font-pitch="variable" fo:background-color="#875f5f" loext:char-shading-value="0"/>
    </style:style>
    <style:style style:name="T23" style:family="text">
      <style:text-properties fo:color="#ffffff" loext:opacity="100%" fo:font-family="'Cascadia Mono'" style:font-family-generic="roman" style:font-pitch="variable" fo:background-color="#d78787" loext:char-shading-value="0"/>
    </style:style>
    <style:style style:name="T24" style:family="text">
      <style:text-properties fo:color="#cccccc" loext:opacity="100%" fo:font-family="'Cascadia Mono'" style:font-family-generic="roman" style:font-pitch="variable" fo:background-color="#5f875f" loext:char-shading-value="0"/>
    </style:style>
    <style:style style:name="T25" style:family="text">
      <style:text-properties fo:color="#ffffff" loext:opacity="100%" fo:font-family="'Cascadia Mono'" style:font-family-generic="roman" style:font-pitch="variable" fo:background-color="#5f875f" loext:char-shading-value="0"/>
    </style:style>
    <style:style style:name="T26" style:family="text">
      <style:text-properties fo:color="#ffffff" loext:opacity="100%" fo:font-family="'Cascadia Mono'" style:font-family-generic="roman" style:font-pitch="variable" fo:background-color="#5faf87" loext:char-shading-value="0"/>
    </style:style>
    <style:style style:name="T27" style:family="text">
      <style:text-properties fo:color="#576b7f" loext:opacity="100%" fo:font-family="'Cascadia Mono'" style:font-family-generic="roman" style:font-pitch="variable" fo:background-color="#0c0c0c" loext:char-shading-value="0"/>
    </style:style>
    <style:style style:name="T28" style:family="text">
      <style:text-properties fo:color="#afafff" loext:opacity="100%" fo:font-family="'Cascadia Mono'" style:font-family-generic="roman" style:font-pitch="variable" fo:background-color="#0c0c0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laudeSessionStyle"><text:span text:style-name="T1">gerardo@gera-wsl</text:span><text:span text:style-name="T2">:</text:span><text:span text:style-name="T3">~</text:span><text:span text:style-name="T2">$ cd /mnt/c/proyectos/java/</text:span><text:span text:style-name="T4"><text:line-break/></text:span><text:span text:style-name="T1">gerardo@gera-wsl</text:span><text:span text:style-name="T2">:</text:span><text:span text:style-name="T3">/mnt/c/proyectos/java</text:span><text:span text:style-name="T2">$ ls</text:span><text:span text:style-name="T4"><text:line-break/></text:span><text:span text:style-name="T5">IsProgrammerAPerson</text:span><text:span text:style-name="T2"> <text:s/></text:span><text:span text:style-name="T1">LegacyStatefulWebApp.zip</text:span><text:span text:style-name="T2"> <text:s/></text:span><text:span text:style-name="T1">StatefulServletExample.zip</text:span><text:span text:style-name="T2"> <text:s/></text:span><text:span text:style-name="T5">appointments-be</text:span><text:span text:style-name="T2"> <text:s/></text:span><text:span text:style-name="T5">appointments-fe</text:span><text:span text:style-name="T2"> <text:s/></text:span><text:span text:style-name="T5">concurrency</text:span><text:span text:style-name="T2"> <text:s/></text:span><text:span text:style-name="T5">tutorials</text:span><text:span text:style-name="T4"><text:line-break/></text:span><text:span text:style-name="T1">gerardo@gera-wsl</text:span><text:span text:style-name="T2">:</text:span><text:span text:style-name="T3">/mnt/c/proyectos/java</text:span><text:span text:style-name="T2">$ cd appointments-be/</text:span><text:span text:style-name="T4"><text:line-break/></text:span><text:span text:style-name="T1">gerardo@gera-wsl</text:span><text:span text:style-name="T2">:</text:span><text:span text:style-name="T3">/mnt/c/proyectos/java/appointments-be</text:span><text:span text:style-name="T2">$ ls</text:span><text:span text:style-name="T4"><text:line-break/></text:span><text:span text:style-name="T1">CLAUDE.md</text:span><text:span text:style-name="T2"> <text:s/></text:span><text:span text:style-name="T5">docs</text:span><text:span text:style-name="T2"> <text:s/></text:span><text:span text:style-name="T1">pom.xml</text:span><text:span text:style-name="T2"> <text:s/></text:span><text:span text:style-name="T5">src</text:span><text:span text:style-name="T2"> <text:s/></text:span><text:span text:style-name="T1">startDebug.bat</text:span><text:span text:style-name="T2"> <text:s/></text:span><text:span text:style-name="T5">target</text:span><text:span text:style-name="T4"><text:line-break/></text:span><text:span text:style-name="T1">gerardo@gera-wsl</text:span><text:span text:style-name="T2">:</text:span><text:span text:style-name="T3">/mnt/c/proyectos/java/appointments-be</text:span><text:span text:style-name="T2">$ claude</text:span><text:span text:style-name="T4"><text:line-break/><text:line-break/></text:span><text:span text:style-name="T6"> ▐</text:span><text:span text:style-name="T7">▛███▜</text:span><text:span text:style-name="T6">▌</text:span><text:span text:style-name="T2"> <text:s text:c="2"/></text:span><text:span text:style-name="T8">Claude Code</text:span><text:span text:style-name="T2"> </text:span><text:span text:style-name="T9">v2.0.27</text:span><text:span text:style-name="T4"><text:line-break/></text:span><text:span text:style-name="T6">▝▜</text:span><text:span text:style-name="T7">█████</text:span><text:span text:style-name="T6">▛▘</text:span><text:span text:style-name="T2"> <text:s/></text:span><text:span text:style-name="T9">Sonnet 4.5 · API Usage Billing</text:span><text:span text:style-name="T4"><text:line-break/></text:span><text:span text:style-name="T6"> <text:s/>▘▘ ▝▝ <text:s/></text:span><text:span text:style-name="T2"><text:s text:c="2"/></text:span><text:span text:style-name="T9">/mnt/c/proyectos/java/appointments-be</text:span><text:span text:style-name="T4"><text:line-break/><text:line-break/></text:span><text:span text:style-name="T10">&gt; /compact</text:span><text:span text:style-name="T4"><text:line-break/></text:span><text:span text:style-name="T2"> <text:s/>⎿  </text:span><text:span text:style-name="T11">Error: No messages to compact</text:span><text:span text:style-name="T4"><text:line-break/><text:line-break/></text:span><text:span text:style-name="T10">&gt; create junit tests for services</text:span><text:span text:style-name="T4"><text:line-break/><text:line-break/></text:span><text:span text:style-name="T12">●</text:span><text:span text:style-name="T2"> I'll help you create JUnit tests for the services in this Spring Boot application. Let me first explore the codebase to identify all the services that need tests.</text:span><text:span text:style-name="T4"><text:line-break/><text:line-break/></text:span><text:span text:style-name="T13">●</text:span><text:span text:style-name="T2"> </text:span><text:span text:style-name="T8">Search</text:span><text:span text:style-name="T2">(pattern: "**/service/*.java")</text:span><text:span text:style-name="T4"><text:line-break/></text:span><text:span text:style-name="T2"> <text:s/>⎿  Found </text:span><text:span text:style-name="T8">5 </text:span><text:span text:style-name="T2">files </text:span><text:span text:style-name="T9">(ctrl+o to expand)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service/AppointmentService.java)</text:span><text:span text:style-name="T4"><text:line-break/></text:span><text:span text:style-name="T2"> <text:s/>⎿  Read </text:span><text:span text:style-name="T8">64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service/AvailabilityService.java)</text:span><text:span text:style-name="T4"><text:line-break/></text:span><text:span text:style-name="T2"> <text:s/>⎿  Read </text:span><text:span text:style-name="T8">62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service/SlotsService.java)</text:span><text:span text:style-name="T4"><text:line-break/></text:span><text:span text:style-name="T2"> <text:s/>⎿  Read </text:span><text:span text:style-name="T8">119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service/OutboxPump.java)</text:span><text:span text:style-name="T4"><text:line-break/></text:span><text:span text:style-name="T2"> <text:s/>⎿  Read </text:span><text:span text:style-name="T8">25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service/NotificationHub.java)</text:span><text:span text:style-name="T4"><text:line-break/></text:span><text:span text:style-name="T2"> <text:s/>⎿  Read </text:span><text:span text:style-name="T8">30</text:span><text:span text:style-name="T2"> lines</text:span><text:span text:style-name="T4"><text:line-break/><text:line-break/></text:span><text:span text:style-name="T13">●</text:span><text:span text:style-name="T2"> </text:span><text:span text:style-name="T8">Bash</text:span><text:span text:style-name="T2">(ls -la src/test/java 2&gt;&amp;1 || echo "Test directory does not exist")</text:span><text:span text:style-name="T4"><text:line-break/></text:span><text:span text:style-name="T2"> <text:s/>⎿  ls: cannot access 'src/test/java': No such file or directory</text:span><text:span text:style-name="T4"><text:line-break/></text:span><text:span text:style-name="T2"> <text:s text:c="4"/>Test directory does not exist</text:span><text:span text:style-name="T4"><text:line-break/><text:line-break/></text:span><text:span text:style-name="T13">●</text:span><text:span text:style-name="T2"> </text:span><text:span text:style-name="T8">Search</text:span><text:span text:style-name="T2">(pattern: "**/domain/*.java")</text:span><text:span text:style-name="T4"><text:line-break/></text:span><text:span text:style-name="T2"> <text:s/>⎿  Found </text:span><text:span text:style-name="T8">9 </text:span><text:span text:style-name="T2">files </text:span><text:span text:style-name="T9">(ctrl+o to expand)</text:span><text:span text:style-name="T4"><text:line-break/><text:line-break/></text:span><text:span text:style-name="T13">●</text:span><text:span text:style-name="T2"> </text:span><text:span text:style-name="T8">Search</text:span><text:span text:style-name="T2">(pattern: "**/dto/*.java")</text:span><text:span text:style-name="T4"><text:line-break/></text:span><text:span text:style-name="T2"> <text:s/>⎿  Found </text:span><text:span text:style-name="T8">11 </text:span><text:span text:style-name="T2">files </text:span><text:span text:style-name="T9">(ctrl+o to expand)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Appointment.java)</text:span><text:span text:style-name="T4"><text:line-break/></text:span><text:span text:style-name="T2"> <text:s/>⎿  Read </text:span><text:span text:style-name="T8">43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AvailabilityBlock.java)</text:span><text:span text:style-name="T4"><text:line-break/></text:span><text:span text:style-name="T2"> <text:s/>⎿  Read </text:span><text:span text:style-name="T8">32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OutboxEvent.java)</text:span><text:span text:style-name="T4"><text:line-break/></text:span><text:span text:style-name="T2"> <text:s/>⎿  Read </text:span><text:span text:style-name="T8">31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Professional.java)</text:span><text:span text:style-name="T4"><text:line-break/></text:span><text:span text:style-name="T2"> <text:s/>⎿  Read </text:span><text:span text:style-name="T8">14</text:span><text:span text:style-name="T2"> lines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Patient.java)</text:span><text:span text:style-name="T4"><text:line-break/></text:span><text:span text:style-name="T2"> <text:s/>⎿  Read </text:span><text:span text:style-name="T8">15</text:span><text:span text:style-name="T2"> lines</text:span><text:span text:style-name="T4"><text:line-break/><text:line-break/></text:span><text:span text:style-name="T11">●</text:span><text:span text:style-name="T2"> </text:span><text:span text:style-name="T8">Read</text:span><text:span text:style-name="T2">(/mnt/c/proyectos/java/apartments-be/src/main/java/com/gerardo/appointments/domain/Person.java)</text:span><text:span text:style-name="T4"><text:line-break/></text:span><text:span text:style-name="T2"> <text:s/>⎿  </text:span><text:span text:style-name="T11">Error reading file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Person.java)</text:span><text:span text:style-name="T4"><text:line-break/></text:span><text:span text:style-name="T2"> <text:s/>⎿  Read </text:span><text:span text:style-name="T8">18</text:span><text:span text:style-name="T2"> lines</text:span><text:span text:style-name="T4"><text:line-break/><text:line-break/></text:span><text:span text:style-name="T13">●</text:span><text:span text:style-name="T2"> </text:span><text:span text:style-name="T8">Bash</text:span><text:span text:style-name="T2">(mkdir -p src/test/java/com/gerardo/appointments/service)</text:span><text:span text:style-name="T4"><text:line-break/></text:span><text:span text:style-name="T2"> <text:s/>⎿  </text:span><text:span text:style-name="T9">(No content)</text:span><text:span text:style-name="T4"><text:line-break/><text:line-break/></text:span><text:span text:style-name="T9">●</text:span><text:span text:style-name="T2"> </text:span><text:span text:style-name="T8">Write</text:span><text:span text:style-name="T2">(src/test/java/com/gerardo/appointments/service/AppointmentServiceTest.java)</text:span><text:span text:style-name="T4"><text:line-break/><text:line-break/></text:span><text:span text:style-name="T14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4"><text:line-break/></text:span><text:soft-page-break/><text:span text:style-name="T2"> </text:span><text:span text:style-name="T14">Create file</text:span><text:span text:style-name="T4"><text:line-break/></text:span><text:span text:style-name="T15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4"><text:line-break/></text:span><text:span text:style-name="T15">│</text:span><text:span text:style-name="T2"> </text:span><text:span text:style-name="T8">src/test/java/com/gerardo/appointments/service/AppointmentServiceTest.java</text:span><text:span text:style-name="T2"> <text:s text:c="131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/text:span><text:span text:style-name="T16">package</text:span><text:span text:style-name="T2"> com.gerardo.appointments.service; <text:s text:c="164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fasterxml.jackson.databind.ObjectMapper; <text:s text:c="154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gerardo.appointments.domain.Appointment; <text:s text:c="154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gerardo.appointments.domain.AppointmentStatus; <text:s text:c="148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gerardo.appointments.domain.OutboxEvent; <text:s text:c="154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gerardo.appointments.repo.AppointmentRepository; <text:s text:c="14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com.gerardo.appointments.repo.OutboxEventRepository; <text:s text:c="14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junit.jupiter.api.BeforeEach; <text:s text:c="165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junit.jupiter.api.Test; <text:s text:c="171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junit.jupiter.api.extension.ExtendWith; <text:s text:c="155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mockito.ArgumentCaptor; <text:s text:c="171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mockito.InjectMocks; <text:s text:c="174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mockito.Mock; <text:s text:c="181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org.mockito.junit.jupiter.MockitoExtension; <text:s text:c="15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java.time.Instant; <text:s text:c="180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java.time.OffsetDateTime; <text:s text:c="173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java.time.ZoneOffset; <text:s text:c="177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java.util.Optional; <text:s text:c="17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</text:span><text:span text:style-name="T16">static</text:span><text:span text:style-name="T2"> org.junit.jupiter.api.Assertions.*; <text:s text:c="156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</text:span><text:span text:style-name="T16">static</text:span><text:span text:style-name="T2"> org.mockito.ArgumentMatchers.*; <text:s text:c="160"/></text:span><text:span text:style-name="T15">│</text:span><text:span text:style-name="T4"><text:line-break/></text:span><text:span text:style-name="T15">│</text:span><text:span text:style-name="T2"> </text:span><text:span text:style-name="T16">import</text:span><text:span text:style-name="T2"> </text:span><text:span text:style-name="T16">static</text:span><text:span text:style-name="T2"> org.mockito.Mockito.*; <text:s text:c="16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/text:span><text:span text:style-name="T17">@ExtendWith(MockitoExtension.class)</text:span><text:span text:style-name="T2"> <text:s text:c="170"/></text:span><text:span text:style-name="T15">│</text:span><text:span text:style-name="T4"><text:line-break/></text:span><text:span text:style-name="T15">│</text:span><text:span text:style-name="T2"> </text:span><text:span text:style-name="T16">class AppointmentServiceTest </text:span><text:span text:style-name="T2">{ <text:s text:c="17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Mock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AppointmentRepository appointmentRepository; <text:s text:c="14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Mock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OutboxEventRepository outboxEventRepository; <text:s text:c="14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InjectMocks</text:span><text:span text:style-name="T2"> <text:s text:c="189"/></text:span><text:span text:style-name="T15">│</text:span><text:span text:style-name="T4"><text:line-break/></text:span><text:soft-page-break/><text:span text:style-name="T15">│</text:span><text:span text:style-name="T2"> <text:s text:c="4"/></text:span><text:span text:style-name="T16">private</text:span><text:span text:style-name="T2"> AppointmentService appointmentService; <text:s text:c="15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String professionalId; <text:s text:c="171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String patientId; <text:s text:c="176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OffsetDateTime startTime; <text:s text:c="168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OffsetDateTime endTime; <text:s text:c="170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Instant startInstant; <text:s text:c="172"/></text:span><text:span text:style-name="T15">│</text:span><text:span text:style-name="T4"><text:line-break/></text:span><text:span text:style-name="T15">│</text:span><text:span text:style-name="T2"> <text:s text:c="4"/></text:span><text:span text:style-name="T16">private</text:span><text:span text:style-name="T2"> Instant endInstant; <text:s text:c="174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BeforeEach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4"/></text:span><text:span text:style-name="T16">void</text:span><text:span text:style-name="T18"> setUp() </text:span><text:span text:style-name="T2">{ <text:s text:c="187"/></text:span><text:span text:style-name="T15">│</text:span><text:span text:style-name="T4"><text:line-break/></text:span><text:span text:style-name="T15">│</text:span><text:span text:style-name="T2"> <text:s text:c="8"/>professionalId = </text:span><text:span text:style-name="T19">"prof123"</text:span><text:span text:style-name="T2">; <text:s text:c="170"/></text:span><text:span text:style-name="T15">│</text:span><text:span text:style-name="T4"><text:line-break/></text:span><text:span text:style-name="T15">│</text:span><text:span text:style-name="T2"> <text:s text:c="8"/>patientId = </text:span><text:span text:style-name="T19">"pat456"</text:span><text:span text:style-name="T2">; <text:s text:c="176"/></text:span><text:span text:style-name="T15">│</text:span><text:span text:style-name="T4"><text:line-break/></text:span><text:span text:style-name="T15">│</text:span><text:span text:style-name="T2"> <text:s text:c="8"/>startTime = OffsetDateTime.of(</text:span><text:span text:style-name="T20">2025</text:span><text:span text:style-name="T2">, </text:span><text:span text:style-name="T20">10</text:span><text:span text:style-name="T2">, </text:span><text:span text:style-name="T20">25</text:span><text:span text:style-name="T2">, </text:span><text:span text:style-name="T20">10</text:span><text:span text:style-name="T2">, </text:span><text:span text:style-name="T20">0</text:span><text:span text:style-name="T2">, </text:span><text:span text:style-name="T20">0</text:span><text:span text:style-name="T2">, </text:span><text:span text:style-name="T20">0</text:span><text:span text:style-name="T2">, ZoneOffset.UTC); <text:s text:c="124"/></text:span><text:span text:style-name="T15">│</text:span><text:span text:style-name="T4"><text:line-break/></text:span><text:span text:style-name="T15">│</text:span><text:span text:style-name="T2"> <text:s text:c="8"/>endTime = OffsetDateTime.of(</text:span><text:span text:style-name="T20">2025</text:span><text:span text:style-name="T2">, </text:span><text:span text:style-name="T20">10</text:span><text:span text:style-name="T2">, </text:span><text:span text:style-name="T20">25</text:span><text:span text:style-name="T2">, </text:span><text:span text:style-name="T20">11</text:span><text:span text:style-name="T2">, </text:span><text:span text:style-name="T20">0</text:span><text:span text:style-name="T2">, </text:span><text:span text:style-name="T20">0</text:span><text:span text:style-name="T2">, </text:span><text:span text:style-name="T20">0</text:span><text:span text:style-name="T2">, ZoneOffset.UTC); <text:s text:c="126"/></text:span><text:span text:style-name="T15">│</text:span><text:span text:style-name="T4"><text:line-break/></text:span><text:span text:style-name="T15">│</text:span><text:span text:style-name="T2"> <text:s text:c="8"/>startInstant = startTime.toInstant(); <text:s text:c="160"/></text:span><text:span text:style-name="T15">│</text:span><text:span text:style-name="T4"><text:line-break/></text:span><text:span text:style-name="T15">│</text:span><text:span text:style-name="T2"> <text:s text:c="8"/>endInstant = endTime.toInstant(); <text:s text:c="164"/></text:span><text:span text:style-name="T15">│</text:span><text:span text:style-name="T4"><text:line-break/></text:span><text:span text:style-name="T15">│</text:span><text:span text:style-name="T2"> <text:s text:c="4"/>} <text:s text:c="200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Test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void</text:span><text:span text:style-name="T18"> testBookAppointment_Success() </text:span><text:span text:style-name="T2">{ <text:s text:c="165"/></text:span><text:span text:style-name="T15">│</text:span><text:span text:style-name="T4"><text:line-break/></text:span><text:span text:style-name="T15">│</text:span><text:span text:style-name="T2"> <text:s text:c="8"/></text:span><text:span text:style-name="T20">// Given</text:span><text:span text:style-name="T2"> <text:s text:c="189"/></text:span><text:span text:style-name="T15">│</text:span><text:span text:style-name="T4"><text:line-break/></text:span><text:span text:style-name="T15">│</text:span><text:span text:style-name="T2"> <text:s text:c="8"/>when(appointmentRepository.existsByProfessionalIdAndStatusAndEndTsAfterAndStartTsBefore( <text:s text:c="109"/></text:span><text:span text:style-name="T15">│</text:span><text:span text:style-name="T4"><text:line-break/></text:span><text:span text:style-name="T15">│</text:span><text:span text:style-name="T2"> <text:s text:c="16"/>eq(professionalId), <text:s text:c="170"/></text:span><text:span text:style-name="T15">│</text:span><text:span text:style-name="T4"><text:line-break/></text:span><text:span text:style-name="T15">│</text:span><text:span text:style-name="T2"> <text:s text:c="16"/>eq(AppointmentStatus.SCHEDULED), <text:s text:c="157"/></text:span><text:span text:style-name="T15">│</text:span><text:span text:style-name="T4"><text:line-break/></text:span><text:span text:style-name="T15">│</text:span><text:span text:style-name="T2"> <text:s text:c="16"/>eq(startInstant), <text:s text:c="172"/></text:span><text:span text:style-name="T15">│</text:span><text:span text:style-name="T4"><text:line-break/></text:span><text:span text:style-name="T15">│</text:span><text:span text:style-name="T2"> <text:s text:c="16"/>eq(endInstant) <text:s text:c="175"/></text:span><text:span text:style-name="T15">│</text:span><text:span text:style-name="T4"><text:line-break/></text:span><text:span text:style-name="T15">│</text:span><text:span text:style-name="T2"> <text:s text:c="8"/>)).thenReturn(</text:span><text:span text:style-name="T16">false</text:span><text:span text:style-name="T2">); <text:s text:c="176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ppointment savedAppointment = </text:span><text:span text:style-name="T16">new</text:span><text:span text:style-name="T2"> Appointment(); <text:s text:c="148"/></text:span><text:span text:style-name="T15">│</text:span><text:span text:style-name="T4"><text:line-break/></text:span><text:span text:style-name="T15">│</text:span><text:span text:style-name="T2"> <text:s text:c="8"/>savedAppointment.setId(</text:span><text:span text:style-name="T19">"appt789"</text:span><text:span text:style-name="T2">); <text:s text:c="163"/></text:span><text:span text:style-name="T15">│</text:span><text:span text:style-name="T4"><text:line-break/></text:span><text:span text:style-name="T15">│</text:span><text:span text:style-name="T2"> <text:s text:c="8"/>savedAppointment.setProfessionalId(professionalId); <text:s text:c="146"/></text:span><text:span text:style-name="T15">│</text:span><text:span text:style-name="T4"><text:line-break/></text:span><text:span text:style-name="T15">│</text:span><text:span text:style-name="T2"> <text:s text:c="8"/>savedAppointment.setPatientId(patientId); <text:s text:c="156"/></text:span><text:span text:style-name="T15">│</text:span><text:span text:style-name="T4"><text:line-break/></text:span><text:span text:style-name="T15">│</text:span><text:span text:style-name="T2"> <text:s text:c="8"/>savedAppointment.setStartTs(startInstant); <text:s text:c="155"/></text:span><text:span text:style-name="T15">│</text:span><text:span text:style-name="T4"><text:line-break/></text:span><text:span text:style-name="T15">│</text:span><text:span text:style-name="T2"> <text:s text:c="8"/>savedAppointment.setEndTs(endInstant); <text:s text:c="159"/></text:span><text:span text:style-name="T15">│</text:span><text:span text:style-name="T4"><text:line-break/></text:span><text:span text:style-name="T15">│</text:span><text:span text:style-name="T2"> <text:s text:c="8"/>savedAppointment.setStatus(AppointmentStatus.SCHEDULED); <text:s text:c="141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when(appointmentRepository.save(any(Appointment.class))).thenReturn(savedAppointment); <text:s text:c="111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oft-page-break/><text:span text:style-name="T15">│</text:span><text:span text:style-name="T2"> <text:s text:c="8"/></text:span><text:span text:style-name="T20">// W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Appointment result = appointmentService.book(professionalId, patientId, startTime, endTime); <text:s text:c="10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T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assertNotNull(result); <text:s text:c="175"/></text:span><text:span text:style-name="T15">│</text:span><text:span text:style-name="T4"><text:line-break/></text:span><text:span text:style-name="T15">│</text:span><text:span text:style-name="T2"> <text:s text:c="8"/>assertEquals(</text:span><text:span text:style-name="T19">"appt789"</text:span><text:span text:style-name="T2">, result.getId()); <text:s text:c="157"/></text:span><text:span text:style-name="T15">│</text:span><text:span text:style-name="T4"><text:line-break/></text:span><text:span text:style-name="T15">│</text:span><text:span text:style-name="T2"> <text:s text:c="8"/>assertEquals(professionalId, result.getProfessionalId()); <text:s text:c="140"/></text:span><text:span text:style-name="T15">│</text:span><text:span text:style-name="T4"><text:line-break/></text:span><text:span text:style-name="T15">│</text:span><text:span text:style-name="T2"> <text:s text:c="8"/>assertEquals(patientId, result.getPatientId()); <text:s text:c="150"/></text:span><text:span text:style-name="T15">│</text:span><text:span text:style-name="T4"><text:line-break/></text:span><text:span text:style-name="T15">│</text:span><text:span text:style-name="T2"> <text:s text:c="8"/>assertEquals(startInstant, result.getStartTs()); <text:s text:c="149"/></text:span><text:span text:style-name="T15">│</text:span><text:span text:style-name="T4"><text:line-break/></text:span><text:span text:style-name="T15">│</text:span><text:span text:style-name="T2"> <text:s text:c="8"/>assertEquals(endInstant, result.getEndTs()); <text:s text:c="153"/></text:span><text:span text:style-name="T15">│</text:span><text:span text:style-name="T4"><text:line-break/></text:span><text:span text:style-name="T15">│</text:span><text:span text:style-name="T2"> <text:s text:c="8"/>assertEquals(AppointmentStatus.SCHEDULED, result.getStatus()); <text:s text:c="13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verify(appointmentRepository).existsByProfessionalIdAndStatusAndEndTsAfterAndStartTsBefore( <text:s text:c="106"/></text:span><text:span text:style-name="T15">│</text:span><text:span text:style-name="T4"><text:line-break/></text:span><text:span text:style-name="T15">│</text:span><text:span text:style-name="T2"> <text:s text:c="16"/>professionalId, AppointmentStatus.SCHEDULED, startInstant, endInstant <text:s text:c="120"/></text:span><text:span text:style-name="T15">│</text:span><text:span text:style-name="T4"><text:line-break/></text:span><text:span text:style-name="T15">│</text:span><text:span text:style-name="T2"> <text:s text:c="8"/>); <text:s text:c="195"/></text:span><text:span text:style-name="T15">│</text:span><text:span text:style-name="T4"><text:line-break/></text:span><text:span text:style-name="T15">│</text:span><text:span text:style-name="T2"> <text:s text:c="8"/>verify(appointmentRepository).save(any(Appointment.class)); <text:s text:c="138"/></text:span><text:span text:style-name="T15">│</text:span><text:span text:style-name="T4"><text:line-break/></text:span><text:span text:style-name="T15">│</text:span><text:span text:style-name="T2"> <text:s text:c="4"/>} <text:s text:c="200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Test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void</text:span><text:span text:style-name="T18"> testBookAppointment_SlotNotAvailable_ThrowsException() </text:span><text:span text:style-name="T2">{ <text:s text:c="140"/></text:span><text:span text:style-name="T15">│</text:span><text:span text:style-name="T4"><text:line-break/></text:span><text:span text:style-name="T15">│</text:span><text:span text:style-name="T2"> <text:s text:c="8"/></text:span><text:span text:style-name="T20">// Given</text:span><text:span text:style-name="T2"> <text:s text:c="189"/></text:span><text:span text:style-name="T15">│</text:span><text:span text:style-name="T4"><text:line-break/></text:span><text:span text:style-name="T15">│</text:span><text:span text:style-name="T2"> <text:s text:c="8"/>when(appointmentRepository.existsByProfessionalIdAndStatusAndEndTsAfterAndStartTsBefore( <text:s text:c="109"/></text:span><text:span text:style-name="T15">│</text:span><text:span text:style-name="T4"><text:line-break/></text:span><text:span text:style-name="T15">│</text:span><text:span text:style-name="T2"> <text:s text:c="16"/>eq(professionalId), <text:s text:c="170"/></text:span><text:span text:style-name="T15">│</text:span><text:span text:style-name="T4"><text:line-break/></text:span><text:span text:style-name="T15">│</text:span><text:span text:style-name="T2"> <text:s text:c="16"/>eq(AppointmentStatus.SCHEDULED), <text:s text:c="157"/></text:span><text:span text:style-name="T15">│</text:span><text:span text:style-name="T4"><text:line-break/></text:span><text:span text:style-name="T15">│</text:span><text:span text:style-name="T2"> <text:s text:c="16"/>eq(startInstant), <text:s text:c="172"/></text:span><text:span text:style-name="T15">│</text:span><text:span text:style-name="T4"><text:line-break/></text:span><text:span text:style-name="T15">│</text:span><text:span text:style-name="T2"> <text:s text:c="16"/>eq(endInstant) <text:s text:c="175"/></text:span><text:span text:style-name="T15">│</text:span><text:span text:style-name="T4"><text:line-break/></text:span><text:span text:style-name="T15">│</text:span><text:span text:style-name="T2"> <text:s text:c="8"/>)).thenReturn(</text:span><text:span text:style-name="T16">true</text:span><text:span text:style-name="T2">); <text:s text:c="177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When &amp; Then</text:span><text:span text:style-name="T2"> <text:s text:c="183"/></text:span><text:span text:style-name="T15">│</text:span><text:span text:style-name="T4"><text:line-break/></text:span><text:span text:style-name="T15">│</text:span><text:span text:style-name="T2"> <text:s text:c="8"/>IllegalStateException exception = assertThrows(IllegalStateException.class, () -&gt; <text:s text:c="116"/></text:span><text:span text:style-name="T15">│</text:span><text:span text:style-name="T4"><text:line-break/></text:span><text:span text:style-name="T15">│</text:span><text:span text:style-name="T2"> <text:s text:c="16"/>appointmentService.book(professionalId, patientId, startTime, endTime) <text:s text:c="119"/></text:span><text:span text:style-name="T15">│</text:span><text:span text:style-name="T4"><text:line-break/></text:span><text:span text:style-name="T15">│</text:span><text:span text:style-name="T2"> <text:s text:c="8"/>); <text:s text:c="19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ssertEquals(</text:span><text:span text:style-name="T19">"slot not available"</text:span><text:span text:style-name="T2">, exception.getMessage()); <text:s text:c="138"/></text:span><text:span text:style-name="T15">│</text:span><text:span text:style-name="T4"><text:line-break/></text:span><text:span text:style-name="T15">│</text:span><text:span text:style-name="T2"> <text:s text:c="8"/>verify(appointmentRepository).existsByProfessionalIdAndStatusAndEndTsAfterAndStartTsBefore( <text:s text:c="106"/></text:span><text:span text:style-name="T15">│</text:span><text:span text:style-name="T4"><text:line-break/></text:span><text:span text:style-name="T15">│</text:span><text:span text:style-name="T2"> <text:s text:c="16"/>professionalId, AppointmentStatus.SCHEDULED, startInstant, endInstant <text:s text:c="120"/></text:span><text:span text:style-name="T15">│</text:span><text:span text:style-name="T4"><text:line-break/></text:span><text:span text:style-name="T15">│</text:span><text:span text:style-name="T2"> <text:s text:c="8"/>); <text:s text:c="195"/></text:span><text:span text:style-name="T15">│</text:span><text:span text:style-name="T4"><text:line-break/></text:span><text:span text:style-name="T15">│</text:span><text:span text:style-name="T2"> <text:s text:c="8"/>verify(appointmentRepository, never()).save(any(Appointment.class)); <text:s text:c="129"/></text:span><text:span text:style-name="T15">│</text:span><text:span text:style-name="T4"><text:line-break/></text:span><text:span text:style-name="T15">│</text:span><text:span text:style-name="T2"> <text:s text:c="4"/>} <text:s text:c="200"/></text:span><text:span text:style-name="T15">│</text:span><text:span text:style-name="T4"><text:line-break/></text:span><text:soft-page-break/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Test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void</text:span><text:span text:style-name="T18"> testCancelAppointment_Success() </text:span><text:span text:style-name="T2">{ <text:s text:c="163"/></text:span><text:span text:style-name="T15">│</text:span><text:span text:style-name="T4"><text:line-break/></text:span><text:span text:style-name="T15">│</text:span><text:span text:style-name="T2"> <text:s text:c="8"/></text:span><text:span text:style-name="T20">// Given</text:span><text:span text:style-name="T2"> <text:s text:c="189"/></text:span><text:span text:style-name="T15">│</text:span><text:span text:style-name="T4"><text:line-break/></text:span><text:span text:style-name="T15">│</text:span><text:span text:style-name="T2"> <text:s text:c="8"/>String appointmentId = </text:span><text:span text:style-name="T19">"appt789"</text:span><text:span text:style-name="T2">; <text:s text:c="164"/></text:span><text:span text:style-name="T15">│</text:span><text:span text:style-name="T4"><text:line-break/></text:span><text:span text:style-name="T15">│</text:span><text:span text:style-name="T2"> <text:s text:c="8"/>String cancelReason = </text:span><text:span text:style-name="T19">"Patient requested cancellation"</text:span><text:span text:style-name="T2">; <text:s text:c="142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ppointment appointment = </text:span><text:span text:style-name="T16">new</text:span><text:span text:style-name="T2"> Appointment(); <text:s text:c="153"/></text:span><text:span text:style-name="T15">│</text:span><text:span text:style-name="T4"><text:line-break/></text:span><text:span text:style-name="T15">│</text:span><text:span text:style-name="T2"> <text:s text:c="8"/>appointment.setId(appointmentId); <text:s text:c="164"/></text:span><text:span text:style-name="T15">│</text:span><text:span text:style-name="T4"><text:line-break/></text:span><text:span text:style-name="T15">│</text:span><text:span text:style-name="T2"> <text:s text:c="8"/>appointment.setProfessionalId(professionalId); <text:s text:c="151"/></text:span><text:span text:style-name="T15">│</text:span><text:span text:style-name="T4"><text:line-break/></text:span><text:span text:style-name="T15">│</text:span><text:span text:style-name="T2"> <text:s text:c="8"/>appointment.setPatientId(patientId); <text:s text:c="161"/></text:span><text:span text:style-name="T15">│</text:span><text:span text:style-name="T4"><text:line-break/></text:span><text:span text:style-name="T15">│</text:span><text:span text:style-name="T2"> <text:s text:c="8"/>appointment.setStartTs(startInstant); <text:s text:c="160"/></text:span><text:span text:style-name="T15">│</text:span><text:span text:style-name="T4"><text:line-break/></text:span><text:span text:style-name="T15">│</text:span><text:span text:style-name="T2"> <text:s text:c="8"/>appointment.setEndTs(endInstant); <text:s text:c="164"/></text:span><text:span text:style-name="T15">│</text:span><text:span text:style-name="T4"><text:line-break/></text:span><text:span text:style-name="T15">│</text:span><text:span text:style-name="T2"> <text:s text:c="8"/>appointment.setStatus(AppointmentStatus.SCHEDULED); <text:s text:c="146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when(appointmentRepository.findById(appointmentId)).thenReturn(Optional.of(appointment)); <text:s text:c="108"/></text:span><text:span text:style-name="T15">│</text:span><text:span text:style-name="T4"><text:line-break/></text:span><text:span text:style-name="T15">│</text:span><text:span text:style-name="T2"> <text:s text:c="8"/>when(appointmentRepository.save(any(Appointment.class))).thenReturn(appointment); <text:s text:c="116"/></text:span><text:span text:style-name="T15">│</text:span><text:span text:style-name="T4"><text:line-break/></text:span><text:span text:style-name="T15">│</text:span><text:span text:style-name="T2"> <text:s text:c="8"/>when(outboxEventRepository.save(any(OutboxEvent.class))).thenReturn(</text:span><text:span text:style-name="T16">new</text:span><text:span text:style-name="T2"> OutboxEvent()); <text:s text:c="110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W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appointmentService.cancel(appointmentId, cancelReason); <text:s text:c="142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T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assertTrue(appointment.isCancelled()); <text:s text:c="159"/></text:span><text:span text:style-name="T15">│</text:span><text:span text:style-name="T4"><text:line-break/></text:span><text:span text:style-name="T15">│</text:span><text:span text:style-name="T2"> <text:s text:c="8"/>assertEquals(cancelReason, appointment.getCancelReason()); <text:s text:c="13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rgumentCaptor&lt;Appointment&gt; appointmentCaptor = ArgumentCaptor.forClass(Appointment.class); <text:s text:c="106"/></text:span><text:span text:style-name="T15">│</text:span><text:span text:style-name="T4"><text:line-break/></text:span><text:span text:style-name="T15">│</text:span><text:span text:style-name="T2"> <text:s text:c="8"/>verify(appointmentRepository).save(appointmentCaptor.capture()); <text:s text:c="133"/></text:span><text:span text:style-name="T15">│</text:span><text:span text:style-name="T4"><text:line-break/></text:span><text:span text:style-name="T15">│</text:span><text:span text:style-name="T2"> <text:s text:c="8"/>assertEquals(AppointmentStatus.CANCELLED, appointmentCaptor.getValue().getStatus()); <text:s text:c="113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rgumentCaptor&lt;OutboxEvent&gt; eventCaptor = ArgumentCaptor.forClass(OutboxEvent.class); <text:s text:c="112"/></text:span><text:span text:style-name="T15">│</text:span><text:span text:style-name="T4"><text:line-break/></text:span><text:span text:style-name="T15">│</text:span><text:span text:style-name="T2"> <text:s text:c="8"/>verify(outboxEventRepository).save(eventCaptor.capture()); <text:s text:c="139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OutboxEvent capturedEvent = eventCaptor.getValue(); <text:s text:c="146"/></text:span><text:span text:style-name="T15">│</text:span><text:span text:style-name="T4"><text:line-break/></text:span><text:span text:style-name="T15">│</text:span><text:span text:style-name="T2"> <text:s text:c="8"/>assertEquals(</text:span><text:span text:style-name="T19">"AppointmentCancelled"</text:span><text:span text:style-name="T2">, capturedEvent.getType()); <text:s text:c="135"/></text:span><text:span text:style-name="T15">│</text:span><text:span text:style-name="T4"><text:line-break/></text:span><text:span text:style-name="T15">│</text:span><text:span text:style-name="T2"> <text:s text:c="8"/>assertNotNull(capturedEvent.getPayloadJson()); <text:s text:c="151"/></text:span><text:span text:style-name="T15">│</text:span><text:span text:style-name="T4"><text:line-break/></text:span><text:span text:style-name="T15">│</text:span><text:span text:style-name="T2"> <text:s text:c="8"/>assertTrue(capturedEvent.getPayloadJson().contains(appointmentId)); <text:s text:c="130"/></text:span><text:span text:style-name="T15">│</text:span><text:span text:style-name="T4"><text:line-break/></text:span><text:span text:style-name="T15">│</text:span><text:span text:style-name="T2"> <text:s text:c="8"/>assertTrue(capturedEvent.getPayloadJson().contains(cancelReason)); <text:s text:c="131"/></text:span><text:span text:style-name="T15">│</text:span><text:span text:style-name="T4"><text:line-break/></text:span><text:span text:style-name="T15">│</text:span><text:span text:style-name="T2"> <text:s text:c="4"/>} <text:s text:c="200"/></text:span><text:span text:style-name="T15">│</text:span><text:span text:style-name="T4"><text:line-break/></text:span><text:soft-page-break/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Test</text:span><text:span text:style-name="T2"> <text:s text:c="196"/></text:span><text:span text:style-name="T15">│</text:span><text:span text:style-name="T4"><text:line-break/></text:span><text:span text:style-name="T15">│</text:span><text:span text:style-name="T2"> <text:s text:c="4"/></text:span><text:span text:style-name="T16">void</text:span><text:span text:style-name="T18"> testCancelAppointment_AlreadyCancelled_NoAction() </text:span><text:span text:style-name="T2">{ <text:s text:c="145"/></text:span><text:span text:style-name="T15">│</text:span><text:span text:style-name="T4"><text:line-break/></text:span><text:span text:style-name="T15">│</text:span><text:span text:style-name="T2"> <text:s text:c="8"/></text:span><text:span text:style-name="T20">// Given</text:span><text:span text:style-name="T2"> <text:s text:c="189"/></text:span><text:span text:style-name="T15">│</text:span><text:span text:style-name="T4"><text:line-break/></text:span><text:span text:style-name="T15">│</text:span><text:span text:style-name="T2"> <text:s text:c="8"/>String appointmentId = </text:span><text:span text:style-name="T19">"appt789"</text:span><text:span text:style-name="T2">; <text:s text:c="164"/></text:span><text:span text:style-name="T15">│</text:span><text:span text:style-name="T4"><text:line-break/></text:span><text:span text:style-name="T15">│</text:span><text:span text:style-name="T2"> <text:s text:c="8"/>String cancelReason = </text:span><text:span text:style-name="T19">"Already cancelled"</text:span><text:span text:style-name="T2">; <text:s text:c="155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Appointment appointment = </text:span><text:span text:style-name="T16">new</text:span><text:span text:style-name="T2"> Appointment(); <text:s text:c="153"/></text:span><text:span text:style-name="T15">│</text:span><text:span text:style-name="T4"><text:line-break/></text:span><text:span text:style-name="T15">│</text:span><text:span text:style-name="T2"> <text:s text:c="8"/>appointment.setId(appointmentId); <text:s text:c="164"/></text:span><text:span text:style-name="T15">│</text:span><text:span text:style-name="T4"><text:line-break/></text:span><text:span text:style-name="T15">│</text:span><text:span text:style-name="T2"> <text:s text:c="8"/>appointment.setProfessionalId(professionalId); <text:s text:c="151"/></text:span><text:span text:style-name="T15">│</text:span><text:span text:style-name="T4"><text:line-break/></text:span><text:span text:style-name="T15">│</text:span><text:span text:style-name="T2"> <text:s text:c="8"/>appointment.setPatientId(patientId); <text:s text:c="161"/></text:span><text:span text:style-name="T15">│</text:span><text:span text:style-name="T4"><text:line-break/></text:span><text:span text:style-name="T15">│</text:span><text:span text:style-name="T2"> <text:s text:c="8"/>appointment.setStartTs(startInstant); <text:s text:c="160"/></text:span><text:span text:style-name="T15">│</text:span><text:span text:style-name="T4"><text:line-break/></text:span><text:span text:style-name="T15">│</text:span><text:span text:style-name="T2"> <text:s text:c="8"/>appointment.setEndTs(endInstant); <text:s text:c="164"/></text:span><text:span text:style-name="T15">│</text:span><text:span text:style-name="T4"><text:line-break/></text:span><text:span text:style-name="T15">│</text:span><text:span text:style-name="T2"> <text:s text:c="8"/>appointment.setStatus(AppointmentStatus.CANCELLED); <text:s text:c="146"/></text:span><text:span text:style-name="T15">│</text:span><text:span text:style-name="T4"><text:line-break/></text:span><text:span text:style-name="T15">│</text:span><text:span text:style-name="T2"> <text:s text:c="8"/>appointment.setCancelReason(</text:span><text:span text:style-name="T19">"Previous cancellation"</text:span><text:span text:style-name="T2">); <text:s text:c="144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when(appointmentRepository.findById(appointmentId)).thenReturn(Optional.of(appointment)); <text:s text:c="108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W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appointmentService.cancel(appointmentId, cancelReason); <text:s text:c="142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8"/></text:span><text:span text:style-name="T20">// Then</text:span><text:span text:style-name="T2"> <text:s text:c="190"/></text:span><text:span text:style-name="T15">│</text:span><text:span text:style-name="T4"><text:line-break/></text:span><text:span text:style-name="T15">│</text:span><text:span text:style-name="T2"> <text:s text:c="8"/>verify(appointmentRepository, never()).save(any(Appointment.class)); <text:s text:c="129"/></text:span><text:span text:style-name="T15">│</text:span><text:span text:style-name="T4"><text:line-break/></text:span><text:span text:style-name="T15">│</text:span><text:span text:style-name="T2"> <text:s text:c="8"/>verify(outboxEventRepository, never()).save(any(OutboxEvent.class)); <text:s text:c="129"/></text:span><text:span text:style-name="T15">│</text:span><text:span text:style-name="T4"><text:line-break/></text:span><text:span text:style-name="T15">│</text:span><text:span text:style-name="T2"> <text:s text:c="4"/>} <text:s text:c="200"/></text:span><text:span text:style-name="T15">│</text:span><text:span text:style-name="T4"><text:line-break/></text:span><text:span text:style-name="T15">│</text:span><text:span text:style-name="T2"> <text:s text:c="206"/></text:span><text:span text:style-name="T15">│</text:span><text:span text:style-name="T4"><text:line-break/></text:span><text:span text:style-name="T15">│</text:span><text:span text:style-name="T2"> <text:s text:c="4"/></text:span><text:span text:style-name="T17">@Test</text:span><text:span text:style-name="T2"> <text:s text:c="196"/></text:span><text:span text:style-name="T15">│</text:span><text:span text:style-name="T4"><text:line-break/><text:line-break/></text:span><text:span text:style-name="T13">●</text:span><text:span text:style-name="T2"> </text:span><text:span text:style-name="T8">Write</text:span><text:span text:style-name="T2">(src/test/java/com/gerardo/appointments/service/AppointmentServiceTest.java)</text:span><text:span text:style-name="T4"><text:line-break/></text:span><text:span text:style-name="T2"> <text:s/>⎿  Wrote </text:span><text:span text:style-name="T8">224</text:span><text:span text:style-name="T2"> lines to </text:span><text:span text:style-name="T8">src/test/java/com/gerardo/appointments/service/AppointmentServiceTest.java</text:span><text:span text:style-name="T4"><text:line-break/></text:span><text:span text:style-name="T2"> <text:s text:c="4"/></text:span><text:span text:style-name="T16">package</text:span><text:span text:style-name="T2"> com.gerardo.appointments.service;</text:span><text:span text:style-name="T4"><text:line-break/></text:span><text:span text:style-name="T2"> <text:s text:c="4"/></text:span><text:span text:style-name="T16">import</text:span><text:span text:style-name="T2"> com.fasterxml.jackson.databind.ObjectMapper;</text:span><text:span text:style-name="T4"><text:line-break/></text:span><text:span text:style-name="T2"> <text:s text:c="4"/></text:span><text:span text:style-name="T16">import</text:span><text:span text:style-name="T2"> com.gerardo.appointments.domain.Appointment;</text:span><text:span text:style-name="T4"><text:line-break/></text:span><text:span text:style-name="T2"> <text:s text:c="4"/></text:span><text:span text:style-name="T16">import</text:span><text:span text:style-name="T2"> com.gerardo.appointments.domain.AppointmentStatus;</text:span><text:span text:style-name="T4"><text:line-break/></text:span><text:span text:style-name="T2"> <text:s text:c="4"/></text:span><text:span text:style-name="T16">import</text:span><text:span text:style-name="T2"> com.gerardo.appointments.domain.OutboxEvent;</text:span><text:span text:style-name="T4"><text:line-break/></text:span><text:span text:style-name="T2"> <text:s text:c="4"/></text:span><text:span text:style-name="T16">import</text:span><text:span text:style-name="T2"> com.gerardo.appointments.repo.AppointmentRepository;</text:span><text:span text:style-name="T4"><text:line-break/></text:span><text:span text:style-name="T2"> <text:s text:c="4"/></text:span><text:span text:style-name="T16">import</text:span><text:span text:style-name="T2"> com.gerardo.appointments.repo.OutboxEventRepository;</text:span><text:span text:style-name="T4"><text:line-break/></text:span><text:span text:style-name="T2"> <text:s text:c="4"/></text:span><text:span text:style-name="T16">import</text:span><text:span text:style-name="T2"> org.junit.jupiter.api.BeforeEach;</text:span><text:span text:style-name="T4"><text:line-break/></text:span><text:span text:style-name="T2"> <text:s text:c="4"/></text:span><text:span text:style-name="T16">import</text:span><text:span text:style-name="T2"> org.junit.jupiter.api.Test;</text:span><text:span text:style-name="T4"><text:line-break/></text:span><text:span text:style-name="T2"> <text:s text:c="4"/></text:span><text:span text:style-name="T9">… +214 lines (ctrl+o to expand)</text:span><text:span text:style-name="T4"><text:line-break/><text:line-break/></text:span><text:span text:style-name="T13">●</text:span><text:span text:style-name="T2"> </text:span><text:span text:style-name="T8">Write</text:span><text:span text:style-name="T2">(src/test/java/com/gerardo/appointments/service/AvailabilityServiceTest.java)</text:span><text:span text:style-name="T4"><text:line-break/></text:span><text:span text:style-name="T2"> <text:s/>⎿  Wrote </text:span><text:span text:style-name="T8">318</text:span><text:span text:style-name="T2"> lines to </text:span><text:span text:style-name="T8">src/test/java/com/gerardo/appointments/service/AvailabilityServiceTest.java</text:span><text:span text:style-name="T4"><text:line-break/></text:span><text:span text:style-name="T2"> <text:s text:c="4"/></text:span><text:span text:style-name="T16">package</text:span><text:span text:style-name="T2"> com.gerardo.appointments.service;</text:span><text:span text:style-name="T4"><text:line-break/></text:span><text:span text:style-name="T2"> <text:s text:c="4"/></text:span><text:span text:style-name="T16">import</text:span><text:span text:style-name="T2"> com.gerardo.appointments.domain.Appointment;</text:span><text:span text:style-name="T4"><text:line-break/></text:span><text:span text:style-name="T2"> <text:s text:c="4"/></text:span><text:span text:style-name="T16">import</text:span><text:span text:style-name="T2"> com.gerardo.appointments.domain.AppointmentStatus;</text:span><text:span text:style-name="T4"><text:line-break/></text:span><text:span text:style-name="T2"> <text:s text:c="4"/></text:span><text:span text:style-name="T16">import</text:span><text:span text:style-name="T2"> com.gerardo.appointments.domain.AvailabilityBlock;</text:span><text:span text:style-name="T4"><text:line-break/></text:span><text:span text:style-name="T2"> <text:s text:c="4"/></text:span><text:span text:style-name="T16">import</text:span><text:span text:style-name="T2"> com.gerardo.appointments.dto.SlotDTO;</text:span><text:span text:style-name="T4"><text:line-break/></text:span><text:span text:style-name="T2"> <text:s text:c="4"/></text:span><text:span text:style-name="T16">import</text:span><text:span text:style-name="T2"> com.gerardo.appointments.repo.AppointmentRepository;</text:span><text:span text:style-name="T4"><text:line-break/></text:span><text:span text:style-name="T2"> <text:s text:c="4"/></text:span><text:span text:style-name="T16">import</text:span><text:span text:style-name="T2"> com.gerardo.appointments.repo.AvailabilityBlockRepository;</text:span><text:span text:style-name="T4"><text:line-break/></text:span><text:span text:style-name="T2"> <text:s text:c="4"/></text:span><text:span text:style-name="T16">import</text:span><text:span text:style-name="T2"> org.junit.jupiter.api.BeforeEach;</text:span><text:span text:style-name="T4"><text:line-break/></text:span><text:soft-page-break/><text:span text:style-name="T2"> <text:s text:c="4"/></text:span><text:span text:style-name="T16">import</text:span><text:span text:style-name="T2"> org.junit.jupiter.api.Test;</text:span><text:span text:style-name="T4"><text:line-break/></text:span><text:span text:style-name="T2"> <text:s text:c="4"/></text:span><text:span text:style-name="T9">… +308 lines (ctrl+o to expand)</text:span><text:span text:style-name="T4"><text:line-break/><text:line-break/></text:span><text:span text:style-name="T13">●</text:span><text:span text:style-name="T2"> </text:span><text:span text:style-name="T8">Write</text:span><text:span text:style-name="T2">(src/test/java/com/gerardo/appointments/service/SlotsServiceTest.java)</text:span><text:span text:style-name="T4"><text:line-break/></text:span><text:span text:style-name="T2"> <text:s/>⎿  Wrote </text:span><text:span text:style-name="T8">461</text:span><text:span text:style-name="T2"> lines to </text:span><text:span text:style-name="T8">src/test/java/com/gerardo/appointments/service/SlotsServiceTest.java</text:span><text:span text:style-name="T4"><text:line-break/></text:span><text:span text:style-name="T2"> <text:s text:c="4"/></text:span><text:span text:style-name="T16">package</text:span><text:span text:style-name="T2"> com.gerardo.appointments.service;</text:span><text:span text:style-name="T4"><text:line-break/></text:span><text:span text:style-name="T2"> <text:s text:c="4"/></text:span><text:span text:style-name="T16">import</text:span><text:span text:style-name="T2"> com.gerardo.appointments.domain.*;</text:span><text:span text:style-name="T4"><text:line-break/></text:span><text:span text:style-name="T2"> <text:s text:c="4"/></text:span><text:span text:style-name="T16">import</text:span><text:span text:style-name="T2"> com.gerardo.appointments.dto.SlotViewDTO;</text:span><text:span text:style-name="T4"><text:line-break/></text:span><text:span text:style-name="T2"> <text:s text:c="4"/></text:span><text:span text:style-name="T16">import</text:span><text:span text:style-name="T2"> com.gerardo.appointments.repo.*;</text:span><text:span text:style-name="T4"><text:line-break/></text:span><text:span text:style-name="T2"> <text:s text:c="4"/></text:span><text:span text:style-name="T16">import</text:span><text:span text:style-name="T2"> org.junit.jupiter.api.BeforeEach;</text:span><text:span text:style-name="T4"><text:line-break/></text:span><text:span text:style-name="T2"> <text:s text:c="4"/></text:span><text:span text:style-name="T16">import</text:span><text:span text:style-name="T2"> org.junit.jupiter.api.Test;</text:span><text:span text:style-name="T4"><text:line-break/></text:span><text:span text:style-name="T2"> <text:s text:c="4"/></text:span><text:span text:style-name="T16">import</text:span><text:span text:style-name="T2"> org.junit.jupiter.api.extension.ExtendWith;</text:span><text:span text:style-name="T4"><text:line-break/></text:span><text:span text:style-name="T2"> <text:s text:c="4"/></text:span><text:span text:style-name="T16">import</text:span><text:span text:style-name="T2"> org.mockito.InjectMocks;</text:span><text:span text:style-name="T4"><text:line-break/></text:span><text:span text:style-name="T2"> <text:s text:c="4"/></text:span><text:span text:style-name="T16">import</text:span><text:span text:style-name="T2"> org.mockito.Mock;</text:span><text:span text:style-name="T4"><text:line-break/></text:span><text:span text:style-name="T2"> <text:s text:c="4"/></text:span><text:span text:style-name="T9">… +451 lines (ctrl+o to expand)</text:span><text:span text:style-name="T4"><text:line-break/><text:line-break/></text:span><text:span text:style-name="T13">●</text:span><text:span text:style-name="T2"> </text:span><text:span text:style-name="T8">Write</text:span><text:span text:style-name="T2">(src/test/java/com/gerardo/appointments/service/OutboxPumpTest.java)</text:span><text:span text:style-name="T4"><text:line-break/></text:span><text:span text:style-name="T2"> <text:s/>⎿  Wrote </text:span><text:span text:style-name="T8">242</text:span><text:span text:style-name="T2"> lines to </text:span><text:span text:style-name="T8">src/test/java/com/gerardo/appointments/service/OutboxPumpTest.java</text:span><text:span text:style-name="T4"><text:line-break/></text:span><text:span text:style-name="T2"> <text:s text:c="4"/></text:span><text:span text:style-name="T16">package</text:span><text:span text:style-name="T2"> com.gerardo.appointments.service;</text:span><text:span text:style-name="T4"><text:line-break/></text:span><text:span text:style-name="T2"> <text:s text:c="4"/></text:span><text:span text:style-name="T16">import</text:span><text:span text:style-name="T2"> com.gerardo.appointments.domain.OutboxEvent;</text:span><text:span text:style-name="T4"><text:line-break/></text:span><text:span text:style-name="T2"> <text:s text:c="4"/></text:span><text:span text:style-name="T16">import</text:span><text:span text:style-name="T2"> com.gerardo.appointments.repo.OutboxEventRepository;</text:span><text:span text:style-name="T4"><text:line-break/></text:span><text:span text:style-name="T2"> <text:s text:c="4"/></text:span><text:span text:style-name="T16">import</text:span><text:span text:style-name="T2"> org.junit.jupiter.api.BeforeEach;</text:span><text:span text:style-name="T4"><text:line-break/></text:span><text:span text:style-name="T2"> <text:s text:c="4"/></text:span><text:span text:style-name="T16">import</text:span><text:span text:style-name="T2"> org.junit.jupiter.api.Test;</text:span><text:span text:style-name="T4"><text:line-break/></text:span><text:span text:style-name="T2"> <text:s text:c="4"/></text:span><text:span text:style-name="T16">import</text:span><text:span text:style-name="T2"> org.junit.jupiter.api.extension.ExtendWith;</text:span><text:span text:style-name="T4"><text:line-break/></text:span><text:span text:style-name="T2"> <text:s text:c="4"/></text:span><text:span text:style-name="T16">import</text:span><text:span text:style-name="T2"> org.mockito.ArgumentCaptor;</text:span><text:span text:style-name="T4"><text:line-break/></text:span><text:span text:style-name="T2"> <text:s text:c="4"/></text:span><text:span text:style-name="T16">import</text:span><text:span text:style-name="T2"> org.mockito.InjectMocks;</text:span><text:span text:style-name="T4"><text:line-break/></text:span><text:span text:style-name="T2"> <text:s text:c="4"/></text:span><text:span text:style-name="T16">import</text:span><text:span text:style-name="T2"> org.mockito.Mock;</text:span><text:span text:style-name="T4"><text:line-break/></text:span><text:span text:style-name="T2"> <text:s text:c="4"/></text:span><text:span text:style-name="T9">… +232 lines (ctrl+o to expand)</text:span><text:span text:style-name="T4"><text:line-break/><text:line-break/></text:span><text:span text:style-name="T11">●</text:span><text:span text:style-name="T2"> </text:span><text:span text:style-name="T8">Bash</text:span><text:span text:style-name="T2">(mvn test -Dtest=AppointmentServiceTest,AvailabilityServiceTest,SlotsServiceTest,OutboxPumpTest 2&gt;&amp;1 | tail -100)</text:span><text:span text:style-name="T4"><text:line-break/></text:span><text:span text:style-name="T2"> <text:s/>⎿  </text:span><text:span text:style-name="T11">Interrupted </text:span><text:span text:style-name="T9">· What should Claude do instead?</text:span><text:span text:style-name="T4"><text:line-break/><text:line-break/></text:span><text:span text:style-name="T10">&gt; please check pom.xml includes junit dependency, if not, include it. then you could run the tests.</text:span><text:span text:style-name="T4"><text:line-break/><text:line-break/></text:span><text:span text:style-name="T12">●</text:span><text:span text:style-name="T2"> I'll check the pom.xml file for JUnit dependencies and add them if necessary.</text:span><text:span text:style-name="T4"><text:line-break/><text:line-break/></text:span><text:span text:style-name="T13">●</text:span><text:span text:style-name="T2"> </text:span><text:span text:style-name="T8">Read</text:span><text:span text:style-name="T2">(pom.xml)</text:span><text:span text:style-name="T4"><text:line-break/></text:span><text:span text:style-name="T2"> <text:s/>⎿  Read </text:span><text:span text:style-name="T8">128</text:span><text:span text:style-name="T2"> lines</text:span><text:span text:style-name="T4"><text:line-break/><text:line-break/></text:span><text:span text:style-name="T12">●</text:span><text:span text:style-name="T2"> Perfect! The pom.xml already includes all the necessary JUnit dependencies:</text:span><text:span text:style-name="T4"><text:line-break/><text:line-break/></text:span><text:span text:style-name="T2"> <text:s/>- </text:span><text:span text:style-name="T14">spring-boot-starter-test</text:span><text:span text:style-name="T2"> (line 77-86) - includes JUnit 5, Mockito, and other testing utilities</text:span><text:span text:style-name="T4"><text:line-break/></text:span><text:span text:style-name="T2"> <text:s/>- </text:span><text:span text:style-name="T14">junit-jupiter</text:span><text:span text:style-name="T2"> (line 87-91) - JUnit 5 engine</text:span><text:span text:style-name="T4"><text:line-break/></text:span><text:span text:style-name="T2"> <text:s/>- </text:span><text:span text:style-name="T14">mockito-core</text:span><text:span text:style-name="T2"> (line 92-96) - for mocking</text:span><text:span text:style-name="T4"><text:line-break/></text:span><text:span text:style-name="T2"> <text:s/>- </text:span><text:span text:style-name="T14">maven-surefire-plugin</text:span><text:span text:style-name="T2"> (line 120-124) - for running tests</text:span><text:span text:style-name="T4"><text:line-break/><text:line-break/></text:span><text:span text:style-name="T11">●</text:span><text:span text:style-name="T2"> </text:span><text:span text:style-name="T8">Bash</text:span><text:span text:style-name="T2">(mvn test -Dtest=AppointmentServiceTest,AvailabilityServiceTest,SlotsServiceTest,OutboxPumpTest)</text:span><text:span text:style-name="T4"><text:line-break/></text:span><text:span text:style-name="T2"> <text:s/>⎿  </text:span><text:span text:style-name="T11">Error: [INFO] Scanning for projects...</text:span><text:span text:style-name="T4"><text:line-break/></text:span><text:span text:style-name="T2"> <text:s text:c="4"/></text:span><text:span text:style-name="T11">Downloading from central: https://repo.maven.apache.org/maven2/org/springframework/boot/spring-boot-dependencies/3.3.4/spring-boot-dependencies-3.3.4.pom</text:span><text:span text:style-name="T4"><text:line-break/></text:span><text:span text:style-name="T11">Progress (1): 37 kB 95 B</text:span><text:span text:style-name="T4"><text:line-break/></text:span><text:span text:style-name="T11">Downloaded from</text:span><text:span text:style-name="T4"><text:line-break/></text:span><text:span text:style-name="T2"> <text:s text:c="4"/></text:span><text:span text:style-name="T11">central: https://repo.maven.apache.org/maven2/org/springframework/boot/spring-boot-dependencies/3.3.4/spring-boot-dependencies-3.3.4.pom (100 kB at 192 kB/s)</text:span><text:span text:style-name="T4"><text:line-break/></text:span><text:span text:style-name="T2"> <text:s text:c="4"/></text:span><text:span text:style-name="T11">Downloading from central: https://repo.maven.apache.org/maven2/org/apache/activemq/activemq-bom/6.1.3/activemq-bom-6.1.3.pom</text:span><text:span text:style-name="T4"><text:line-break/></text:span><text:span text:style-name="T11">Downloaded from central: https://repo.maven.apache.org/maven2/org/apache/activemq/activemq-bom/6.1.3/activemq-bom-6.1.3.pom</text:span><text:span text:style-name="T4"><text:line-break/></text:span><text:span text:style-name="T2"> <text:s text:c="4"/></text:span><text:span text:style-name="T11">(7.9 kB at 155 kB/s)</text:span><text:span text:style-name="T4"><text:line-break/></text:span><text:span text:style-name="T2"> <text:s text:c="4"/></text:span><text:span text:style-name="T11">Downloading from central: https://repo.maven.apache.org/maven2/org/apache/activemq/artemis-bom/2.33.0/artemis-bom-2.33.0.pom</text:span><text:span text:style-name="T4"><text:line-break/></text:span><text:span text:style-name="T11">Downloaded from central: https://repo.maven.apache.org/maven2/org/apache/activemq/artemis-bom/2.33.0/artemis-bom-2.33.0.pom</text:span><text:span text:style-name="T4"><text:line-break/></text:span><text:span text:style-name="T2"> <text:s text:c="4"/></text:span><text:span text:style-name="T11">(9.6 kB at 210 kB/s)</text:span><text:span text:style-name="T4"><text:line-break/></text:span><text:span text:style-name="T2"> <text:s text:c="4"/></text:span><text:span text:style-name="T11">Downloading from central: https://repo.maven.apache.org/maven2/org/apache/activemq/artemis-project/2.33.0/artemis-project-2.33.0.pom</text:span><text:span text:style-name="T4"><text:line-break/></text:span><text:span text:style-name="T11">Progress (1): 16 kB 08 B</text:span><text:span text:style-name="T4"><text:line-break/></text:span><text:span text:style-name="T11">Progress (1): 55 kB</text:span><text:span text:style-name="T4"><text:line-break/></text:span><text:span text:style-name="T11">Downloaded from central: https://repo.maven.apache.org/maven2/org/apache/activemq/artemis-project/2.33.0/artemis-project-2.33.0.pom (64 kB at 1.5</text:span><text:span text:style-name="T4"><text:line-break/></text:span><text:span text:style-name="T2"> <text:s text:c="4"/></text:span><text:span text:style-name="T11">MB/s)</text:span><text:span text:style-name="T4"><text:line-break/></text:span><text:span text:style-name="T2"> <text:s text:c="4"/></text:span><text:span text:style-name="T11">Downloading from central: https://repo.maven.apache.org/maven2/org/apache/apache/31/apache-31.pom</text:span><text:span text:style-name="T4"><text:line-break/></text:span><text:span text:style-name="T2"> <text:s text:c="4"/></text:span><text:span text:style-name="T9">… +47 lines (</text:span><text:span text:style-name="T8">ctrl+o</text:span><text:span text:style-name="T2"> </text:span><text:span text:style-name="T9">to see all)</text:span><text:span text:style-name="T4"><text:line-break/><text:line-break/></text:span><text:span text:style-name="T12">●</text:span><text:span text:style-name="T2"> There's an issue with the Java version. Let me check what Java version is installed:</text:span><text:span text:style-name="T4"><text:line-break/><text:line-break/></text:span><text:span text:style-name="T13">●</text:span><text:span text:style-name="T2"> </text:span><text:span text:style-name="T8">Bash</text:span><text:span text:style-name="T2">(java -version)</text:span><text:span text:style-name="T4"><text:line-break/></text:span><text:soft-page-break/><text:span text:style-name="T2"> <text:s/>⎿  openjdk version "21.0.8" 2025-07-15</text:span><text:span text:style-name="T4"><text:line-break/></text:span><text:span text:style-name="T2"> <text:s text:c="4"/>OpenJDK Runtime Environment (build 21.0.8+9-Ubuntu-0ubuntu124.04.1)</text:span><text:span text:style-name="T4"><text:line-break/></text:span><text:span text:style-name="T2"> <text:s text:c="4"/>OpenJDK 64-Bit Server VM (build 21.0.8+9-Ubuntu-0ubuntu124.04.1, mixed mode, sharing)</text:span><text:span text:style-name="T4"><text:line-break/><text:line-break/></text:span><text:span text:style-name="T12">●</text:span><text:span text:style-name="T2"> Java 21 is installed, but the pom.xml is set to Java 17. Let me update it to use Java 21:</text:span><text:span text:style-name="T4"><text:line-break/><text:line-break/></text:span><text:span text:style-name="T13">●</text:span><text:span text:style-name="T2"> </text:span><text:span text:style-name="T8">Update</text:span><text:span text:style-name="T2">(pom.xml)</text:span><text:span text:style-name="T4"><text:line-break/></text:span><text:span text:style-name="T2"> <text:s/>⎿  Updated </text:span><text:span text:style-name="T8">pom.xml</text:span><text:span text:style-name="T2"> with </text:span><text:span text:style-name="T8">1</text:span><text:span text:style-name="T2"> addition and </text:span><text:span text:style-name="T8">1</text:span><text:span text:style-name="T2"> removal</text:span><text:span text:style-name="T4"><text:line-break/></text:span><text:span text:style-name="T2"> <text:s text:c="4"/></text:span><text:span text:style-name="T9"><text:s text:c="2"/>12 </text:span><text:span text:style-name="T12"><text:s text:c="7"/>&lt;packaging&gt;jar&lt;/packaging&gt;</text:span><text:span text:style-name="T4"><text:line-break/></text:span><text:span text:style-name="T2"> <text:s text:c="4"/></text:span><text:span text:style-name="T9"><text:s text:c="2"/>13</text:span><text:span text:style-name="T4"><text:line-break/></text:span><text:span text:style-name="T2"> <text:s text:c="4"/></text:span><text:span text:style-name="T9"><text:s text:c="2"/>14 </text:span><text:span text:style-name="T12"><text:s text:c="7"/>&lt;properties&gt;</text:span><text:span text:style-name="T4"><text:line-break/></text:span><text:span text:style-name="T2"> <text:s text:c="4"/></text:span><text:span text:style-name="T9"><text:s text:c="2"/>15 </text:span><text:span text:style-name="T21">- <text:s/></text:span><text:span text:style-name="T22"><text:s text:c="8"/>&lt;java.version&gt;</text:span><text:span text:style-name="T23">17</text:span><text:span text:style-name="T22">&lt;/java.version&gt;</text:span><text:span text:style-name="T4"><text:line-break/></text:span><text:span text:style-name="T2"> <text:s text:c="4"/></text:span><text:span text:style-name="T9"><text:s text:c="2"/>15 </text:span><text:span text:style-name="T24">+ <text:s/></text:span><text:span text:style-name="T25"><text:s text:c="8"/>&lt;java.version&gt;</text:span><text:span text:style-name="T26">21</text:span><text:span text:style-name="T25">&lt;/java.version&gt;</text:span><text:span text:style-name="T4"><text:line-break/></text:span><text:span text:style-name="T2"> <text:s text:c="4"/></text:span><text:span text:style-name="T9"><text:s text:c="2"/>16 </text:span><text:span text:style-name="T12"><text:s text:c="11"/>&lt;project.build.sourceEncoding&gt;UTF-8&lt;/project.build.sourceEncoding&gt;</text:span><text:span text:style-name="T4"><text:line-break/></text:span><text:span text:style-name="T2"> <text:s text:c="4"/></text:span><text:span text:style-name="T9"><text:s text:c="2"/>17 </text:span><text:span text:style-name="T12"><text:s text:c="11"/>&lt;spring-boot.version&gt;3.3.4&lt;/spring-boot.version&gt;</text:span><text:span text:style-name="T4"><text:line-break/></text:span><text:span text:style-name="T2"> <text:s text:c="4"/></text:span><text:span text:style-name="T9"><text:s text:c="2"/>18 </text:span><text:span text:style-name="T12"><text:s text:c="11"/>&lt;!-- (optional) you can set these too; kept aligned with java.version --&gt;</text:span><text:span text:style-name="T4"><text:line-break/><text:line-break/></text:span><text:span text:style-name="T12">●</text:span><text:span text:style-name="T2"> Now let me run the tests again:</text:span><text:span text:style-name="T4"><text:line-break/><text:line-break/></text:span><text:span text:style-name="T11">●</text:span><text:span text:style-name="T2"> </text:span><text:span text:style-name="T8">Bash</text:span><text:span text:style-name="T2">(mvn test -Dtest=AppointmentServiceTest,AvailabilityServiceTest,SlotsServiceTest,OutboxPumpTest)</text:span><text:span text:style-name="T4"><text:line-break/></text:span><text:span text:style-name="T2"> <text:s/>⎿  </text:span><text:span text:style-name="T11">Error: [INFO] Scanning for projects...</text:span><text:span text:style-name="T4"><text:line-break/></text:span><text:span text:style-name="T2"> <text:s text:c="4"/></text:span><text:span text:style-name="T11">[INFO]</text:span><text:span text:style-name="T4"><text:line-break/></text:span><text:span text:style-name="T2"> <text:s text:c="4"/></text:span><text:span text:style-name="T11">[INFO] --------------------&lt; com.gerardo:appointments-be &gt;---------------------</text:span><text:span text:style-name="T4"><text:line-break/></text:span><text:span text:style-name="T2"> <text:s text:c="4"/></text:span><text:span text:style-name="T11">[INFO] Building appointments 1.0-SNAPSHOT</text:span><text:span text:style-name="T4"><text:line-break/></text:span><text:span text:style-name="T2"> <text:s text:c="4"/></text:span><text:span text:style-name="T11">[INFO] <text:s text:c="2"/>from pom.xml</text:span><text:span text:style-name="T4"><text:line-break/></text:span><text:span text:style-name="T2"> <text:s text:c="4"/></text:span><text:span text:style-name="T11">[INFO] --------------------------------[ jar ]---------------------------------</text:span><text:span text:style-name="T4"><text:line-break/></text:span><text:span text:style-name="T2"> <text:s text:c="4"/></text:span><text:span text:style-name="T11">[INFO]</text:span><text:span text:style-name="T4"><text:line-break/></text:span><text:span text:style-name="T2"> <text:s text:c="4"/></text:span><text:span text:style-name="T11">[INFO] --- resources:3.3.1:resources (default-resources) @ appointments-be ---</text:span><text:span text:style-name="T4"><text:line-break/></text:span><text:span text:style-name="T2"> <text:s text:c="4"/></text:span><text:span text:style-name="T11">[INFO] Copying 1 resource from src/main/resources to target/classes</text:span><text:span text:style-name="T4"><text:line-break/></text:span><text:span text:style-name="T2"> <text:s text:c="4"/></text:span><text:span text:style-name="T11">[INFO]</text:span><text:span text:style-name="T4"><text:line-break/></text:span><text:span text:style-name="T2"> <text:s text:c="4"/></text:span><text:span text:style-name="T9">… +22 lines (</text:span><text:span text:style-name="T8">ctrl+o</text:span><text:span text:style-name="T2"> </text:span><text:span text:style-name="T9">to see all)</text:span><text:span text:style-name="T4"><text:line-break/><text:line-break/></text:span><text:span text:style-name="T12">●</text:span><text:span text:style-name="T2"> Let me check the Maven version:</text:span><text:span text:style-name="T4"><text:line-break/><text:line-break/></text:span><text:span text:style-name="T13">●</text:span><text:span text:style-name="T2"> </text:span><text:span text:style-name="T8">Bash</text:span><text:span text:style-name="T2">(mvn -version)</text:span><text:span text:style-name="T4"><text:line-break/></text:span><text:span text:style-name="T2"> <text:s/>⎿  Apache Maven 3.9.11 (3e54c93a704957b63ee3494413a2b544fd3d825b)</text:span><text:span text:style-name="T4"><text:line-break/></text:span><text:span text:style-name="T2"> <text:s text:c="4"/>Maven home: /mnt/c/apache-maven-3.9.11</text:span><text:span text:style-name="T4"><text:line-break/></text:span><text:span text:style-name="T2"> <text:s text:c="4"/>Java version: 21.0.8, vendor: Ubuntu, runtime: /usr/lib/jvm/java-21-openjdk-amd64</text:span><text:span text:style-name="T4"><text:line-break/></text:span><text:span text:style-name="T2"> <text:s text:c="4"/></text:span><text:span text:style-name="T15">… +2 lines (ctrl+o to expand)</text:span><text:span text:style-name="T4"><text:line-break/><text:line-break/></text:span><text:span text:style-name="T12">●</text:span><text:span text:style-name="T2"> The Maven and Java versions look fine. Let me update the compiler plugin configuration to use a different approach:</text:span><text:span text:style-name="T4"><text:line-break/><text:line-break/></text:span><text:span text:style-name="T13">●</text:span><text:span text:style-name="T2"> </text:span><text:span text:style-name="T8">Update</text:span><text:span text:style-name="T2">(pom.xml)</text:span><text:span text:style-name="T4"><text:line-break/></text:span><text:span text:style-name="T2"> <text:s/>⎿  Updated </text:span><text:span text:style-name="T8">pom.xml</text:span><text:span text:style-name="T2"> with </text:span><text:span text:style-name="T8">3</text:span><text:span text:style-name="T2"> additions and </text:span><text:span text:style-name="T8">2</text:span><text:span text:style-name="T2"> removals</text:span><text:span text:style-name="T4"><text:line-break/></text:span><text:span text:style-name="T2"> <text:s text:c="4"/></text:span><text:span text:style-name="T9"><text:s text:c="2"/>105 </text:span><text:span text:style-name="T12"><text:s text:c="19"/>&lt;version&gt;${spring-boot.version}&lt;/version&gt;</text:span><text:span text:style-name="T4"><text:line-break/></text:span><text:span text:style-name="T2"> <text:s text:c="4"/></text:span><text:span text:style-name="T9"><text:s text:c="2"/>106 </text:span><text:span text:style-name="T12"><text:s text:c="15"/>&lt;/plugin&gt;</text:span><text:span text:style-name="T4"><text:line-break/></text:span><text:span text:style-name="T2"> <text:s text:c="4"/></text:span><text:span text:style-name="T9"><text:s text:c="2"/>107</text:span><text:span text:style-name="T4"><text:line-break/></text:span><text:span text:style-name="T2"> <text:s text:c="4"/></text:span><text:span text:style-name="T9"><text:s text:c="2"/>108 </text:span><text:span text:style-name="T21">- <text:s/></text:span><text:span text:style-name="T22"><text:s text:c="12"/>&lt;!-- compiler: java </text:span><text:span text:style-name="T23">17</text:span><text:span text:style-name="T22"> --&gt;</text:span><text:span text:style-name="T4"><text:line-break/></text:span><text:span text:style-name="T2"> <text:s text:c="4"/></text:span><text:span text:style-name="T9"><text:s text:c="2"/>108 </text:span><text:span text:style-name="T24">+ <text:s/></text:span><text:span text:style-name="T25"><text:s text:c="12"/>&lt;!-- compiler: java </text:span><text:span text:style-name="T26">21</text:span><text:span text:style-name="T25"> --&gt;</text:span><text:span text:style-name="T4"><text:line-break/></text:span><text:span text:style-name="T2"> <text:s text:c="4"/></text:span><text:span text:style-name="T9"><text:s text:c="2"/>109 </text:span><text:span text:style-name="T12"><text:s text:c="15"/>&lt;plugin&gt;</text:span><text:span text:style-name="T4"><text:line-break/></text:span><text:span text:style-name="T2"> <text:s text:c="4"/></text:span><text:span text:style-name="T9"><text:s text:c="2"/>110 </text:span><text:span text:style-name="T12"><text:s text:c="19"/>&lt;groupId&gt;org.apache.maven.plugins&lt;/groupId&gt;</text:span><text:span text:style-name="T4"><text:line-break/></text:span><text:span text:style-name="T2"> <text:s text:c="4"/></text:span><text:span text:style-name="T9"><text:s text:c="2"/>111 </text:span><text:span text:style-name="T12"><text:s text:c="19"/>&lt;artifactId&gt;maven-compiler-plugin&lt;/artifactId&gt;</text:span><text:span text:style-name="T4"><text:line-break/></text:span><text:span text:style-name="T2"> <text:s text:c="4"/></text:span><text:span text:style-name="T9"><text:s text:c="2"/>112 </text:span><text:span text:style-name="T12"><text:s text:c="19"/>&lt;version&gt;3.13.0&lt;/version&gt;</text:span><text:span text:style-name="T4"><text:line-break/></text:span><text:span text:style-name="T2"> <text:s text:c="4"/></text:span><text:span text:style-name="T9"><text:s text:c="2"/>113 </text:span><text:span text:style-name="T12"><text:s text:c="19"/>&lt;configuration&gt;</text:span><text:span text:style-name="T4"><text:line-break/></text:span><text:span text:style-name="T2"> <text:s text:c="4"/></text:span><text:span text:style-name="T9"><text:s text:c="2"/>114 </text:span><text:span text:style-name="T21">- <text:s/></text:span><text:span text:style-name="T22"><text:s text:c="20"/>&lt;</text:span><text:span text:style-name="T23">release</text:span><text:span text:style-name="T22">&gt;${java.version}&lt;/</text:span><text:span text:style-name="T23">release</text:span><text:span text:style-name="T22">&gt;</text:span><text:span text:style-name="T4"><text:line-break/></text:span><text:span text:style-name="T2"> <text:s text:c="4"/></text:span><text:span text:style-name="T9"><text:s text:c="2"/>114 </text:span><text:span text:style-name="T24">+ <text:s/></text:span><text:span text:style-name="T25"><text:s text:c="20"/>&lt;</text:span><text:span text:style-name="T26">source</text:span><text:span text:style-name="T25">&gt;${java.version}&lt;/</text:span><text:span text:style-name="T26">source</text:span><text:span text:style-name="T25">&gt;</text:span><text:span text:style-name="T4"><text:line-break/></text:span><text:span text:style-name="T2"> <text:s text:c="4"/></text:span><text:span text:style-name="T9"><text:s text:c="2"/>115 </text:span><text:span text:style-name="T25">+ <text:s text:c="21"/>&lt;target&gt;${java.version}&lt;/target&gt;</text:span><text:span text:style-name="T4"><text:line-break/></text:span><text:span text:style-name="T2"> <text:s text:c="4"/></text:span><text:span text:style-name="T9"><text:s text:c="2"/>116 </text:span><text:span text:style-name="T12"><text:s text:c="23"/>&lt;parameters&gt;true&lt;/parameters&gt; &lt;!-- &lt;== this adds -parameters --&gt;</text:span><text:span text:style-name="T4"><text:line-break/></text:span><text:span text:style-name="T2"> <text:s text:c="4"/></text:span><text:span text:style-name="T9"><text:s text:c="2"/>117 </text:span><text:span text:style-name="T12"><text:s text:c="19"/>&lt;/configuration&gt;</text:span><text:span text:style-name="T4"><text:line-break/></text:span><text:span text:style-name="T2"> <text:s text:c="4"/></text:span><text:span text:style-name="T9"><text:s text:c="2"/>118 </text:span><text:span text:style-name="T12"><text:s text:c="15"/>&lt;/plugin&gt;</text:span><text:span text:style-name="T4"><text:line-break/><text:line-break/></text:span><text:span text:style-name="T12">●</text:span><text:span text:style-name="T2"> Now let's try running the tests again:</text:span><text:span text:style-name="T4"><text:line-break/><text:line-break/></text:span><text:span text:style-name="T11">●</text:span><text:span text:style-name="T2"> </text:span><text:span text:style-name="T8">Bash</text:span><text:span text:style-name="T2">(mvn clean test -Dtest=AppointmentServiceTest,AvailabilityServiceTest,SlotsServiceTest,OutboxPumpTest)</text:span><text:span text:style-name="T4"><text:line-break/></text:span><text:span text:style-name="T2"> <text:s/>⎿  </text:span><text:span text:style-name="T11">Error: [INFO] Scanning for projects...</text:span><text:span text:style-name="T4"><text:line-break/></text:span><text:span text:style-name="T2"> <text:s text:c="4"/></text:span><text:span text:style-name="T11">[INFO]</text:span><text:span text:style-name="T4"><text:line-break/></text:span><text:span text:style-name="T2"> <text:s text:c="4"/></text:span><text:span text:style-name="T11">[INFO] --------------------&lt; com.gerardo:appointments-be &gt;---------------------</text:span><text:span text:style-name="T4"><text:line-break/></text:span><text:span text:style-name="T2"> <text:s text:c="4"/></text:span><text:span text:style-name="T11">[INFO] Building appointments 1.0-SNAPSHOT</text:span><text:span text:style-name="T4"><text:line-break/></text:span><text:span text:style-name="T2"> <text:s text:c="4"/></text:span><text:span text:style-name="T11">[INFO] <text:s text:c="2"/>from pom.xml</text:span><text:span text:style-name="T4"><text:line-break/></text:span><text:span text:style-name="T2"> <text:s text:c="4"/></text:span><text:span text:style-name="T11">[INFO] --------------------------------[ jar ]---------------------------------</text:span><text:span text:style-name="T4"><text:line-break/></text:span><text:span text:style-name="T2"> <text:s text:c="4"/></text:span><text:span text:style-name="T11">Downloading from central: https://repo.maven.apache.org/maven2/org/apache/maven/plugins/maven-clean-plugin/3.2.0/maven-clean-plugin-3.2.0.pom</text:span><text:span text:style-name="T4"><text:line-break/></text:span><text:span text:style-name="T11">Downloaded from central:</text:span><text:span text:style-name="T4"><text:line-break/></text:span><text:span text:style-name="T2"> <text:s text:c="4"/></text:span><text:span text:style-name="T11">https://repo.maven.apache.org/maven2/org/apache/maven/plugins/maven-clean-plugin/3.2.0/maven-clean-plugin-3.2.0.pom (5.3 kB at 11 kB/s)</text:span><text:span text:style-name="T4"><text:line-break/></text:span><text:span text:style-name="T2"> <text:s text:c="4"/></text:span><text:span text:style-name="T11">Downloading from central: https://repo.maven.apache.org/maven2/org/apache/maven/plugins/maven-</text:span><text:soft-page-break/><text:span text:style-name="T11">plugins/35/maven-plugins-35.pom</text:span><text:span text:style-name="T4"><text:line-break/></text:span><text:span text:style-name="T11">Downloaded from central:</text:span><text:span text:style-name="T4"><text:line-break/></text:span><text:span text:style-name="T2"> <text:s text:c="4"/></text:span><text:span text:style-name="T11">https://repo.maven.apache.org/maven2/org/apache/maven/plugins/maven-plugins/35/maven-plugins-35.pom (9.9 kB at 261 kB/s)</text:span><text:span text:style-name="T4"><text:line-break/></text:span><text:span text:style-name="T2"> <text:s text:c="4"/></text:span><text:span text:style-name="T9">… +84 lines (</text:span><text:span text:style-name="T8">ctrl+o</text:span><text:span text:style-name="T2"> </text:span><text:span text:style-name="T9">to see all)</text:span><text:span text:style-name="T4"><text:line-break/><text:line-break/></text:span><text:span text:style-name="T12">●</text:span><text:span text:style-name="T2"> Good progress! The compilation is working now, but there's an error - I used </text:span><text:span text:style-name="T14">LocationType.CLINIC</text:span><text:span text:style-name="T2"> but need to check what values are actually available. Let me check the LocationType enum:</text:span><text:span text:style-name="T4"><text:line-break/><text:line-break/></text:span><text:span text:style-name="T13">●</text:span><text:span text:style-name="T2"> </text:span><text:span text:style-name="T8">Read</text:span><text:span text:style-name="T2">(src/main/java/com/gerardo/appointments/domain/LocationType.java)</text:span><text:span text:style-name="T4"><text:line-break/></text:span><text:span text:style-name="T2"> <text:s/>⎿  Read </text:span><text:span text:style-name="T8">6</text:span><text:span text:style-name="T2"> lines</text:span><text:span text:style-name="T4"><text:line-break/><text:line-break/></text:span><text:span text:style-name="T12">●</text:span><text:span text:style-name="T2"> I see - LocationType only has </text:span><text:span text:style-name="T14">PRIVATE</text:span><text:span text:style-name="T2"> and </text:span><text:span text:style-name="T14">HOSPITAL</text:span><text:span text:style-name="T2">, not </text:span><text:span text:style-name="T14">CLINIC</text:span><text:span text:style-name="T2">. Let me fix the test:</text:span><text:span text:style-name="T4"><text:line-break/><text:line-break/></text:span><text:span text:style-name="T13">●</text:span><text:span text:style-name="T2"> </text:span><text:span text:style-name="T8">Update</text:span><text:span text:style-name="T2">(src/test/java/com/gerardo/appointments/service/SlotsServiceTest.java)</text:span><text:span text:style-name="T4"><text:line-break/></text:span><text:span text:style-name="T2"> <text:s/>⎿  Updated </text:span><text:span text:style-name="T8">src/test/java/com/gerardo/appointments/service/SlotsServiceTest.java</text:span><text:span text:style-name="T2"> with </text:span><text:span text:style-name="T8">1</text:span><text:span text:style-name="T2"> addition and </text:span><text:span text:style-name="T8">1</text:span><text:span text:style-name="T2"> removal</text:span><text:span text:style-name="T4"><text:line-break/></text:span><text:span text:style-name="T2"> <text:s text:c="4"/></text:span><text:span text:style-name="T9"><text:s text:c="2"/>344 </text:span><text:span text:style-name="T12"><text:s text:c="11"/>block.setStartTs(startTime.toInstant());</text:span><text:span text:style-name="T4"><text:line-break/></text:span><text:span text:style-name="T2"> <text:s text:c="4"/></text:span><text:span text:style-name="T9"><text:s text:c="2"/>345 </text:span><text:span text:style-name="T12"><text:s text:c="11"/>block.setEndTs(endTime.toInstant());</text:span><text:span text:style-name="T4"><text:line-break/></text:span><text:span text:style-name="T2"> <text:s text:c="4"/></text:span><text:span text:style-name="T9"><text:s text:c="2"/>346 </text:span><text:span text:style-name="T12"><text:s text:c="11"/>block.setOpen(true);</text:span><text:span text:style-name="T4"><text:line-break/></text:span><text:span text:style-name="T2"> <text:s text:c="4"/></text:span><text:span text:style-name="T9"><text:s text:c="2"/>347 </text:span><text:span text:style-name="T21">- <text:s/></text:span><text:span text:style-name="T22"><text:s text:c="8"/>block.setLocationType(LocationType.</text:span><text:span text:style-name="T23">CLINIC</text:span><text:span text:style-name="T22">);</text:span><text:span text:style-name="T4"><text:line-break/></text:span><text:span text:style-name="T2"> <text:s text:c="4"/></text:span><text:span text:style-name="T9"><text:s text:c="2"/>347 </text:span><text:span text:style-name="T24">+ <text:s/></text:span><text:span text:style-name="T25"><text:s text:c="8"/>block.setLocationType(LocationType.</text:span><text:span text:style-name="T26">PRIVATE</text:span><text:span text:style-name="T25">);</text:span><text:span text:style-name="T4"><text:line-break/></text:span><text:span text:style-name="T2"> <text:s text:c="4"/></text:span><text:span text:style-name="T9"><text:s text:c="2"/>348</text:span><text:span text:style-name="T4"><text:line-break/></text:span><text:span text:style-name="T2"> <text:s text:c="4"/></text:span><text:span text:style-name="T9"><text:s text:c="2"/>349 </text:span><text:span text:style-name="T12"><text:s text:c="11"/>when(appointmentRepository.findByPatientIdAndStatusAndEndTsAfterAndStartTsBefore(</text:span><text:span text:style-name="T4"><text:line-break/></text:span><text:span text:style-name="T2"> <text:s text:c="4"/></text:span><text:span text:style-name="T9"><text:s text:c="2"/>350 </text:span><text:span text:style-name="T12"><text:s text:c="19"/>patientId, AppointmentStatus.SCHEDULED, startTime.toInstant(), endTime.toInstant()</text:span><text:span text:style-name="T4"><text:line-break/><text:line-break/></text:span><text:span text:style-name="T13">●</text:span><text:span text:style-name="T2"> </text:span><text:span text:style-name="T8">Update</text:span><text:span text:style-name="T2">(src/test/java/com/gerardo/appointments/service/SlotsServiceTest.java)</text:span><text:span text:style-name="T4"><text:line-break/></text:span><text:span text:style-name="T2"> <text:s/>⎿  Updated </text:span><text:span text:style-name="T8">src/test/java/com/gerardo/appointments/service/SlotsServiceTest.java</text:span><text:span text:style-name="T2"> with </text:span><text:span text:style-name="T8">1</text:span><text:span text:style-name="T2"> addition and </text:span><text:span text:style-name="T8">1</text:span><text:span text:style-name="T2"> removal</text:span><text:span text:style-name="T4"><text:line-break/></text:span><text:span text:style-name="T2"> <text:s text:c="4"/></text:span><text:span text:style-name="T9"><text:s text:c="2"/>368 </text:span><text:span text:style-name="T12"><text:s text:c="11"/>assertEquals("Dr. John Smith", slot.getProfessionalName());</text:span><text:span text:style-name="T4"><text:line-break/></text:span><text:span text:style-name="T2"> <text:s text:c="4"/></text:span><text:span text:style-name="T9"><text:s text:c="2"/>369 </text:span><text:span text:style-name="T12"><text:s text:c="11"/>assertEquals("BOOKED", slot.getStatus());</text:span><text:span text:style-name="T4"><text:line-break/></text:span><text:span text:style-name="T2"> <text:s text:c="4"/></text:span><text:span text:style-name="T9"><text:s text:c="2"/>370 </text:span><text:span text:style-name="T12"><text:s text:c="11"/>assertEquals(1, slot.getOverlapCount());</text:span><text:span text:style-name="T4"><text:line-break/></text:span><text:span text:style-name="T2"> <text:s text:c="4"/></text:span><text:span text:style-name="T9"><text:s text:c="2"/>371 </text:span><text:span text:style-name="T21">- <text:s/></text:span><text:span text:style-name="T22"><text:s text:c="8"/>assertEquals(LocationType.</text:span><text:span text:style-name="T23">CLINIC</text:span><text:span text:style-name="T22">, slot.getLocationType());</text:span><text:span text:style-name="T4"><text:line-break/></text:span><text:span text:style-name="T2"> <text:s text:c="4"/></text:span><text:span text:style-name="T9"><text:s text:c="2"/>371 </text:span><text:span text:style-name="T24">+ <text:s/></text:span><text:span text:style-name="T25"><text:s text:c="8"/>assertEquals(LocationType.</text:span><text:span text:style-name="T26">PRIVATE</text:span><text:span text:style-name="T25">, slot.getLocationType());</text:span><text:span text:style-name="T4"><text:line-break/></text:span><text:span text:style-name="T2"> <text:s text:c="4"/></text:span><text:span text:style-name="T9"><text:s text:c="2"/>372 </text:span><text:span text:style-name="T12"><text:s text:c="11"/>assertEquals(1, slot.getBookings().size());</text:span><text:span text:style-name="T4"><text:line-break/></text:span><text:span text:style-name="T2"> <text:s text:c="4"/></text:span><text:span text:style-name="T9"><text:s text:c="2"/>373 </text:span><text:span text:style-name="T12"><text:s text:c="11"/>assertEquals("appt123", slot.getBookings().get(0).getAppointmentId());</text:span><text:span text:style-name="T4"><text:line-break/></text:span><text:span text:style-name="T2"> <text:s text:c="4"/></text:span><text:span text:style-name="T9"><text:s text:c="2"/>374 </text:span><text:span text:style-name="T12"><text:s text:c="7"/>}</text:span><text:span text:style-name="T4"><text:line-break/><text:line-break/></text:span><text:span text:style-name="T12">●</text:span><text:span text:style-name="T2"> Now let's run the tests again:</text:span><text:span text:style-name="T4"><text:line-break/><text:line-break/></text:span><text:span text:style-name="T11">●</text:span><text:span text:style-name="T2"> </text:span><text:span text:style-name="T8">Bash</text:span><text:span text:style-name="T2">(mvn test -Dtest=AppointmentServiceTest,AvailabilityServiceTest,SlotsServiceTest,OutboxPumpTest)</text:span><text:span text:style-name="T4"><text:line-break/></text:span><text:span text:style-name="T2"> <text:s/>⎿  </text:span><text:span text:style-name="T11">Error: OpenJDK 64-Bit Server VM warning: Sharing is only supported for boot loader classes because bootstrap classpath has been appended</text:span><text:span text:style-name="T4"><text:line-break/></text:span><text:span text:style-name="T2"> <text:s text:c="4"/></text:span><text:span text:style-name="T11">WARNING: A Java agent has been loaded dynamically (/home/gerardo/.m2/repository/net/bytebuddy/byte-buddy-agent/1.14.19/byte-buddy-agent-1.14.19.jar)</text:span><text:span text:style-name="T4"><text:line-break/></text:span><text:span text:style-name="T2"> <text:s text:c="4"/></text:span><text:span text:style-name="T11">WARNING: If a serviceability tool is in use, please run with -XX:+EnableDynamicAgentLoading to hide this warning</text:span><text:span text:style-name="T4"><text:line-break/></text:span><text:span text:style-name="T2"> <text:s text:c="4"/></text:span><text:span text:style-name="T11">WARNING: If a serviceability tool is not in use, please run with -Djdk.instrument.traceUsage for more information</text:span><text:span text:style-name="T4"><text:line-break/></text:span><text:span text:style-name="T2"> <text:s text:c="4"/></text:span><text:span text:style-name="T11">WARNING: Dynamic loading of agents will be disallowed by default in a future release</text:span><text:span text:style-name="T4"><text:line-break/><text:line-break/></text:span><text:span text:style-name="T2"> <text:s text:c="4"/></text:span><text:span text:style-name="T11">[INFO] Scanning for projects...</text:span><text:span text:style-name="T4"><text:line-break/></text:span><text:span text:style-name="T2"> <text:s text:c="4"/></text:span><text:span text:style-name="T11">[INFO]</text:span><text:span text:style-name="T4"><text:line-break/></text:span><text:span text:style-name="T2"> <text:s text:c="4"/></text:span><text:span text:style-name="T11">[INFO] --------------------&lt; com.gerardo:appointments-be &gt;---------------------</text:span><text:span text:style-name="T4"><text:line-break/></text:span><text:span text:style-name="T2"> <text:s text:c="4"/></text:span><text:span text:style-name="T11">[INFO] Building appointments 1.0-SNAPSHOT</text:span><text:span text:style-name="T4"><text:line-break/></text:span><text:span text:style-name="T2"> <text:s text:c="4"/></text:span><text:span text:style-name="T9">… +97 lines (</text:span><text:span text:style-name="T8">ctrl+o</text:span><text:span text:style-name="T2"> </text:span><text:span text:style-name="T9">to see all)</text:span><text:span text:style-name="T4"><text:line-break/><text:line-break/></text:span><text:span text:style-name="T12">●</text:span><text:span text:style-name="T2"> Excellent! 28 out of 29 tests are passing. There's one failing test due to an issue with the </text:span><text:span text:style-name="T14">NotificationHub.broadcastToPatient()</text:span><text:span text:style-name="T2"> static method being called. The error occurs because NotificationHub</text:span><text:span text:style-name="T4"><text:line-break/></text:span><text:span text:style-name="T2"> <text:s/>tries to remove from an immutable list.</text:span><text:span text:style-name="T4"><text:line-break/><text:line-break/></text:span><text:span text:style-name="T2"> <text:s/>The issue is that </text:span><text:span text:style-name="T14">NotificationHub.broadcastToPatient()</text:span><text:span text:style-name="T2"> is a static method that's hard to mock. Let me update the test to use Mockito's </text:span><text:span text:style-name="T14">mockStatic()</text:span><text:span text:style-name="T2"> feature to handle this:</text:span><text:span text:style-name="T4"><text:line-break/><text:line-break/></text:span><text:span text:style-name="T13">●</text:span><text:span text:style-name="T2"> </text:span><text:span text:style-name="T8">Update</text:span><text:span text:style-name="T2">(src/test/java/com/gerardo/appointments/service/AppointmentServiceTest.java)</text:span><text:span text:style-name="T4"><text:line-break/></text:span><text:span text:style-name="T2"> <text:s/>⎿  Updated </text:span><text:span text:style-name="T8">src/test/java/com/gerardo/appointments/service/AppointmentServiceTest.java</text:span><text:span text:style-name="T2"> with </text:span><text:span text:style-name="T8">2</text:span><text:span text:style-name="T2"> additions</text:span><text:span text:style-name="T4"><text:line-break/></text:span><text:span text:style-name="T2"> <text:s text:c="4"/></text:span><text:span text:style-name="T9"><text:s text:c="3"/>6 </text:span><text:span text:style-name="T12"><text:s text:c="3"/>import com.gerardo.appointments.domain.OutboxEvent;</text:span><text:span text:style-name="T4"><text:line-break/></text:span><text:span text:style-name="T2"> <text:s text:c="4"/></text:span><text:span text:style-name="T9"><text:s text:c="3"/>7 </text:span><text:span text:style-name="T12"><text:s text:c="3"/>import com.gerardo.appointments.repo.AppointmentRepository;</text:span><text:span text:style-name="T4"><text:line-break/></text:span><text:span text:style-name="T2"> <text:s text:c="4"/></text:span><text:span text:style-name="T9"><text:s text:c="3"/>8 </text:span><text:span text:style-name="T12"><text:s text:c="3"/>import com.gerardo.appointments.repo.OutboxEventRepository;</text:span><text:span text:style-name="T4"><text:line-break/></text:span><text:span text:style-name="T2"> <text:s text:c="4"/></text:span><text:span text:style-name="T9"><text:s text:c="3"/>9 </text:span><text:span text:style-name="T25">+ <text:s/>import org.junit.jupiter.api.AfterEach;</text:span><text:span text:style-name="T4"><text:line-break/></text:span><text:span text:style-name="T2"> <text:s text:c="4"/></text:span><text:span text:style-name="T9"><text:s text:c="2"/>10 </text:span><text:span text:style-name="T12"><text:s text:c="3"/>import org.junit.jupiter.api.BeforeEach;</text:span><text:span text:style-name="T4"><text:line-break/></text:span><text:span text:style-name="T2"> <text:s text:c="4"/></text:span><text:span text:style-name="T9"><text:s text:c="2"/>11 </text:span><text:span text:style-name="T12"><text:s text:c="3"/>import org.junit.jupiter.api.Test;</text:span><text:span text:style-name="T4"><text:line-break/></text:span><text:span text:style-name="T2"> <text:s text:c="4"/></text:span><text:span text:style-name="T9"><text:s text:c="2"/>12 </text:span><text:span text:style-name="T12"><text:s text:c="3"/>import org.junit.jupiter.api.extension.ExtendWith;</text:span><text:span text:style-name="T4"><text:line-break/></text:span><text:span text:style-name="T2"> <text:s text:c="4"/></text:span><text:span text:style-name="T9"><text:s text:c="2"/>13 </text:span><text:span text:style-name="T12"><text:s text:c="3"/>import org.mockito.ArgumentCaptor;</text:span><text:span text:style-name="T4"><text:line-break/></text:span><text:soft-page-break/><text:span text:style-name="T2"> <text:s text:c="4"/></text:span><text:span text:style-name="T9"><text:s text:c="2"/>14 </text:span><text:span text:style-name="T12"><text:s text:c="3"/>import org.mockito.InjectMocks;</text:span><text:span text:style-name="T4"><text:line-break/></text:span><text:span text:style-name="T2"> <text:s text:c="4"/></text:span><text:span text:style-name="T9"><text:s text:c="2"/>15 </text:span><text:span text:style-name="T12"><text:s text:c="3"/>import org.mockito.Mock;</text:span><text:span text:style-name="T4"><text:line-break/></text:span><text:span text:style-name="T2"> <text:s text:c="4"/></text:span><text:span text:style-name="T9"><text:s text:c="2"/>16 </text:span><text:span text:style-name="T25">+ <text:s/>import org.mockito.MockedStatic;</text:span><text:span text:style-name="T4"><text:line-break/></text:span><text:span text:style-name="T2"> <text:s text:c="4"/></text:span><text:span text:style-name="T9"><text:s text:c="2"/>17 </text:span><text:span text:style-name="T12"><text:s text:c="3"/>import org.mockito.junit.jupiter.MockitoExtension;</text:span><text:span text:style-name="T4"><text:line-break/></text:span><text:span text:style-name="T2"> <text:s text:c="4"/></text:span><text:span text:style-name="T9"><text:s text:c="2"/>18</text:span><text:span text:style-name="T4"><text:line-break/></text:span><text:span text:style-name="T2"> <text:s text:c="4"/></text:span><text:span text:style-name="T9"><text:s text:c="2"/>19 </text:span><text:span text:style-name="T12"><text:s text:c="3"/>import java.time.Instant;</text:span><text:span text:style-name="T4"><text:line-break/><text:line-break/></text:span><text:span text:style-name="T13">●</text:span><text:span text:style-name="T2"> </text:span><text:span text:style-name="T8">Update</text:span><text:span text:style-name="T2">(src/test/java/com/gerardo/appointments/service/AppointmentServiceTest.java)</text:span><text:span text:style-name="T4"><text:line-break/></text:span><text:span text:style-name="T2"> <text:s/>⎿  Updated </text:span><text:span text:style-name="T8">src/test/java/com/gerardo/appointments/service/AppointmentServiceTest.java</text:span><text:span text:style-name="T2"> with </text:span><text:span text:style-name="T8">28</text:span><text:span text:style-name="T2"> additions and </text:span><text:span text:style-name="T8">15</text:span><text:span text:style-name="T2"> removals</text:span><text:span text:style-name="T4"><text:line-break/></text:span><text:span text:style-name="T2"> <text:s text:c="4"/></text:span><text:span text:style-name="T9"><text:s text:c="2"/>132 </text:span><text:span text:style-name="T12"><text:s text:c="11"/>when(appointmentRepository.save(any(Appointment.class))).thenReturn(appointment);</text:span><text:span text:style-name="T4"><text:line-break/></text:span><text:span text:style-name="T2"> <text:s text:c="4"/></text:span><text:span text:style-name="T9"><text:s text:c="2"/>133 </text:span><text:span text:style-name="T12"><text:s text:c="11"/>when(outboxEventRepository.save(any(OutboxEvent.class))).thenReturn(new OutboxEvent());</text:span><text:span text:style-name="T4"><text:line-break/></text:span><text:span text:style-name="T2"> <text:s text:c="4"/></text:span><text:span text:style-name="T9"><text:s text:c="2"/>134</text:span><text:span text:style-name="T4"><text:line-break/></text:span><text:span text:style-name="T2"> <text:s text:c="4"/></text:span><text:span text:style-name="T9"><text:s text:c="2"/>135 </text:span><text:span text:style-name="T22">- <text:s text:c="9"/>// When</text:span><text:span text:style-name="T4"><text:line-break/></text:span><text:span text:style-name="T2"> <text:s text:c="4"/></text:span><text:span text:style-name="T9"><text:s text:c="2"/>136 </text:span><text:span text:style-name="T22">- <text:s text:c="9"/>appointmentService.cancel(appointmentId, cancelReason);</text:span><text:span text:style-name="T4"><text:line-break/></text:span><text:span text:style-name="T2"> <text:s text:c="4"/></text:span><text:span text:style-name="T9"><text:s text:c="2"/>135 </text:span><text:span text:style-name="T25">+ <text:s text:c="9"/>// Mock the static NotificationHub method to avoid UnsupportedOperationException</text:span><text:span text:style-name="T4"><text:line-break/></text:span><text:span text:style-name="T2"> <text:s text:c="4"/></text:span><text:span text:style-name="T9"><text:s text:c="2"/>136 </text:span><text:span text:style-name="T25">+ <text:s text:c="9"/>try (MockedStatic&lt;NotificationHub&gt; mockedHub = mockStatic(NotificationHub.class)) {</text:span><text:span text:style-name="T4"><text:line-break/></text:span><text:span text:style-name="T2"> <text:s text:c="4"/></text:span><text:span text:style-name="T9"><text:s text:c="2"/>137 </text:span><text:span text:style-name="T25">+ <text:s text:c="13"/>mockedHub.when(() -&gt; NotificationHub.broadcastToPatient(anyString(), anyString(), anyString()))</text:span><text:span text:style-name="T4"><text:line-break/></text:span><text:span text:style-name="T2"> <text:s text:c="4"/></text:span><text:span text:style-name="T9"><text:s text:c="2"/>138 </text:span><text:span text:style-name="T25">+ <text:s text:c="21"/>.thenAnswer(invocation -&gt; null);</text:span><text:span text:style-name="T4"><text:line-break/></text:span><text:span text:style-name="T2"> <text:s text:c="4"/></text:span><text:span text:style-name="T9"><text:s text:c="2"/>139</text:span><text:span text:style-name="T4"><text:line-break/></text:span><text:span text:style-name="T2"> <text:s text:c="4"/></text:span><text:span text:style-name="T9"><text:s text:c="2"/>140 </text:span><text:span text:style-name="T22">- <text:s text:c="9"/>// Then</text:span><text:span text:style-name="T4"><text:line-break/></text:span><text:span text:style-name="T2"> <text:s text:c="4"/></text:span><text:span text:style-name="T9"><text:s text:c="2"/>141 </text:span><text:span text:style-name="T22">- <text:s text:c="9"/>assertTrue(appointment.isCancelled());</text:span><text:span text:style-name="T4"><text:line-break/></text:span><text:span text:style-name="T2"> <text:s text:c="4"/></text:span><text:span text:style-name="T9"><text:s text:c="2"/>142 </text:span><text:span text:style-name="T22">- <text:s text:c="9"/>assertEquals(cancelReason, appointment.getCancelReason());</text:span><text:span text:style-name="T4"><text:line-break/><text:line-break/></text:span><text:span text:style-name="T13">●</text:span><text:span text:style-name="T2"> </text:span><text:span text:style-name="T8">Update</text:span><text:span text:style-name="T2">(src/test/java/com/gerardo/appointments/service/AppointmentServiceTest.java)</text:span><text:span text:style-name="T4"><text:line-break/></text:span><text:span text:style-name="T2"> <text:s/>⎿  Updated </text:span><text:span text:style-name="T8">src/test/java/com/gerardo/appointments/service/AppointmentServiceTest.java</text:span><text:span text:style-name="T2"> with </text:span><text:span text:style-name="T8">28</text:span><text:span text:style-name="T2"> additions and </text:span><text:span text:style-name="T8">15</text:span><text:span text:style-name="T2"> removals</text:span><text:span text:style-name="T4"><text:line-break/></text:span><text:span text:style-name="T2"> <text:s text:c="4"/></text:span><text:span text:style-name="T9"><text:s text:c="2"/>132 </text:span><text:span text:style-name="T12"><text:s text:c="11"/>when(appointmentRepository.save(any(Appointment.class))).thenReturn(appointment);</text:span><text:span text:style-name="T4"><text:line-break/></text:span><text:span text:style-name="T2"> <text:s text:c="4"/></text:span><text:span text:style-name="T9"><text:s text:c="2"/>133 </text:span><text:span text:style-name="T12"><text:s text:c="11"/>when(outboxEventRepository.save(any(OutboxEvent.class))).thenReturn(new OutboxEvent());</text:span><text:span text:style-name="T4"><text:line-break/></text:span><text:span text:style-name="T2"> <text:s text:c="4"/></text:span><text:span text:style-name="T9"><text:s text:c="2"/>134</text:span><text:span text:style-name="T4"><text:line-break/></text:span><text:span text:style-name="T2"> <text:s text:c="4"/></text:span><text:span text:style-name="T9"><text:s text:c="2"/>135 </text:span><text:span text:style-name="T22">- <text:s text:c="9"/>// When</text:span><text:span text:style-name="T4"><text:line-break/></text:span><text:span text:style-name="T2"> <text:s text:c="4"/></text:span><text:span text:style-name="T9"><text:s text:c="2"/>136 </text:span><text:span text:style-name="T22">- <text:s text:c="9"/>appointmentService.cancel(appointmentId, cancelReason);</text:span><text:span text:style-name="T4"><text:line-break/></text:span><text:span text:style-name="T2"> <text:s text:c="4"/></text:span><text:span text:style-name="T9"><text:s text:c="2"/>135 </text:span><text:span text:style-name="T25">+ <text:s text:c="9"/>// Mock the static NotificationHub method to avoid UnsupportedOperationException</text:span><text:span text:style-name="T4"><text:line-break/></text:span><text:span text:style-name="T2"> <text:s text:c="4"/></text:span><text:span text:style-name="T9"><text:s text:c="2"/>136 </text:span><text:span text:style-name="T25">+ <text:s text:c="9"/>try (MockedStatic&lt;NotificationHub&gt; mockedHub = mockStatic(NotificationHub.class)) {</text:span><text:span text:style-name="T4"><text:line-break/></text:span><text:span text:style-name="T2"> <text:s text:c="4"/></text:span><text:span text:style-name="T9"><text:s text:c="2"/>137 </text:span><text:span text:style-name="T25">+ <text:s text:c="13"/>mockedHub.when(() -&gt; NotificationHub.broadcastToPatient(anyString(), anyString(), anyString()))</text:span><text:span text:style-name="T4"><text:line-break/></text:span><text:span text:style-name="T2"> <text:s text:c="4"/></text:span><text:span text:style-name="T9"><text:s text:c="2"/>138 </text:span><text:span text:style-name="T25">+ <text:s text:c="21"/>.thenAnswer(invocation -&gt; null);</text:span><text:span text:style-name="T4"><text:line-break/></text:span><text:span text:style-name="T2"> <text:s text:c="4"/></text:span><text:span text:style-name="T9"><text:s text:c="2"/>139</text:span><text:span text:style-name="T4"><text:line-break/></text:span><text:span text:style-name="T2"> <text:s text:c="4"/></text:span><text:span text:style-name="T9"><text:s text:c="2"/>140 </text:span><text:span text:style-name="T22">- <text:s text:c="9"/>// Then</text:span><text:span text:style-name="T4"><text:line-break/></text:span><text:span text:style-name="T2"> <text:s text:c="4"/></text:span><text:span text:style-name="T9"><text:s text:c="2"/>141 </text:span><text:span text:style-name="T22">- <text:s text:c="9"/>assertTrue(appointment.isCancelled());</text:span><text:span text:style-name="T4"><text:line-break/></text:span><text:span text:style-name="T2"> <text:s text:c="4"/></text:span><text:span text:style-name="T9"><text:s text:c="2"/>142 </text:span><text:span text:style-name="T22">- <text:s text:c="9"/>assertEquals(cancelReason, appointment.getCancelReason());</text:span><text:span text:style-name="T4"><text:line-break/></text:span><text:span text:style-name="T2"> <text:s text:c="4"/></text:span><text:span text:style-name="T9"><text:s text:c="2"/>140 </text:span><text:span text:style-name="T25">+ <text:s text:c="13"/>// When</text:span><text:span text:style-name="T4"><text:line-break/></text:span><text:span text:style-name="T2"> <text:s text:c="4"/></text:span><text:span text:style-name="T9"><text:s text:c="2"/>141 </text:span><text:span text:style-name="T25">+ <text:s text:c="13"/>appointmentService.cancel(appointmentId, cancelReason);</text:span><text:span text:style-name="T4"><text:line-break/></text:span><text:span text:style-name="T2"> <text:s text:c="4"/></text:span><text:span text:style-name="T9"><text:s text:c="2"/>142</text:span><text:span text:style-name="T4"><text:line-break/></text:span><text:span text:style-name="T2"> <text:s text:c="4"/></text:span><text:span text:style-name="T9"><text:s text:c="2"/>143 </text:span><text:span text:style-name="T22">- <text:s text:c="9"/>ArgumentCaptor&lt;Appointment&gt; appointmentCaptor = ArgumentCaptor.forClass(Appointment.class);</text:span><text:span text:style-name="T4"><text:line-break/></text:span><text:span text:style-name="T2"> <text:s text:c="4"/></text:span><text:span text:style-name="T9"><text:s text:c="2"/>144 </text:span><text:span text:style-name="T22">- <text:s text:c="9"/>verify(appointmentRepository).save(appointmentCaptor.capture());</text:span><text:span text:style-name="T4"><text:line-break/></text:span><text:span text:style-name="T2"> <text:s text:c="4"/></text:span><text:span text:style-name="T9"><text:s text:c="2"/>145 </text:span><text:span text:style-name="T22">- <text:s text:c="9"/>assertEquals(AppointmentStatus.CANCELLED, appointmentCaptor.getValue().getStatus());</text:span><text:span text:style-name="T4"><text:line-break/></text:span><text:span text:style-name="T2"> <text:s text:c="4"/></text:span><text:span text:style-name="T9"><text:s text:c="2"/>143 </text:span><text:span text:style-name="T25">+ <text:s text:c="13"/>// Then</text:span><text:span text:style-name="T4"><text:line-break/></text:span><text:span text:style-name="T2"> <text:s text:c="4"/></text:span><text:span text:style-name="T9"><text:s text:c="2"/>144 </text:span><text:span text:style-name="T25">+ <text:s text:c="13"/>assertTrue(appointment.isCancelled());</text:span><text:span text:style-name="T4"><text:line-break/></text:span><text:span text:style-name="T2"> <text:s text:c="4"/></text:span><text:span text:style-name="T9"><text:s text:c="2"/>145 </text:span><text:span text:style-name="T25">+ <text:s text:c="13"/>assertEquals(cancelReason, appointment.getCancelReason());</text:span><text:span text:style-name="T4"><text:line-break/></text:span><text:span text:style-name="T2"> <text:s text:c="4"/></text:span><text:span text:style-name="T9"><text:s text:c="2"/>146</text:span><text:span text:style-name="T4"><text:line-break/></text:span><text:span text:style-name="T2"> <text:s text:c="4"/></text:span><text:span text:style-name="T9"><text:s text:c="2"/>147 </text:span><text:span text:style-name="T22">- <text:s text:c="9"/>ArgumentCaptor&lt;OutboxEvent&gt; eventCaptor = ArgumentCaptor.forClass(OutboxEvent.class);</text:span><text:span text:style-name="T4"><text:line-break/></text:span><text:span text:style-name="T2"> <text:s text:c="4"/></text:span><text:span text:style-name="T9"><text:s text:c="2"/>148 </text:span><text:span text:style-name="T22">- <text:s text:c="9"/>verify(outboxEventRepository).save(eventCaptor.capture());</text:span><text:span text:style-name="T4"><text:line-break/></text:span><text:span text:style-name="T2"> <text:s text:c="4"/></text:span><text:span text:style-name="T9"><text:s text:c="2"/>147 </text:span><text:span text:style-name="T25">+ <text:s text:c="13"/>ArgumentCaptor&lt;Appointment&gt; appointmentCaptor = ArgumentCaptor.forClass(Appointment.class);</text:span><text:span text:style-name="T4"><text:line-break/></text:span><text:span text:style-name="T2"> <text:s text:c="4"/></text:span><text:span text:style-name="T9"><text:s text:c="2"/>148 </text:span><text:span text:style-name="T25">+ <text:s text:c="13"/>verify(appointmentRepository).save(appointmentCaptor.capture());</text:span><text:span text:style-name="T4"><text:line-break/></text:span><text:span text:style-name="T2"> <text:s text:c="4"/></text:span><text:span text:style-name="T9"><text:s text:c="2"/>149 </text:span><text:span text:style-name="T25">+ <text:s text:c="13"/>assertEquals(AppointmentStatus.CANCELLED, appointmentCaptor.getValue().getStatus());</text:span><text:span text:style-name="T4"><text:line-break/></text:span><text:span text:style-name="T2"> <text:s text:c="4"/></text:span><text:span text:style-name="T9"><text:s text:c="2"/>150</text:span><text:span text:style-name="T4"><text:line-break/></text:span><text:span text:style-name="T2"> <text:s text:c="4"/></text:span><text:span text:style-name="T9"><text:s text:c="2"/>151 </text:span><text:span text:style-name="T22">- <text:s text:c="9"/>OutboxEvent capturedEvent = eventCaptor.getValue();</text:span><text:span text:style-name="T4"><text:line-break/></text:span><text:span text:style-name="T2"> <text:s text:c="4"/></text:span><text:span text:style-name="T9"><text:s text:c="2"/>152 </text:span><text:span text:style-name="T22">- <text:s text:c="9"/>assertEquals("AppointmentCancelled", capturedEvent.getType());</text:span><text:span text:style-name="T4"><text:line-break/></text:span><text:span text:style-name="T2"> <text:s text:c="4"/></text:span><text:span text:style-name="T9"><text:s text:c="2"/>153 </text:span><text:span text:style-name="T22">- <text:s text:c="9"/>assertNotNull(capturedEvent.getPayloadJson());</text:span><text:span text:style-name="T4"><text:line-break/></text:span><text:span text:style-name="T2"> <text:s text:c="4"/></text:span><text:span text:style-name="T9"><text:s text:c="2"/>154 </text:span><text:span text:style-name="T22">- <text:s text:c="9"/>assertTrue(capturedEvent.getPayloadJson().contains(appointmentId));</text:span><text:span text:style-name="T4"><text:line-break/></text:span><text:span text:style-name="T2"> <text:s text:c="4"/></text:span><text:span text:style-name="T9"><text:s text:c="2"/>155 </text:span><text:span text:style-name="T22">- <text:s text:c="9"/>assertTrue(capturedEvent.getPayloadJson().contains(cancelReason));</text:span><text:span text:style-name="T4"><text:line-break/></text:span><text:span text:style-name="T2"> <text:s text:c="4"/></text:span><text:span text:style-name="T9"><text:s text:c="2"/>151 </text:span><text:span text:style-name="T25">+ <text:s text:c="13"/>ArgumentCaptor&lt;OutboxEvent&gt; eventCaptor = ArgumentCaptor.forClass(OutboxEvent.class);</text:span><text:span text:style-name="T4"><text:line-break/></text:span><text:span text:style-name="T2"> <text:s text:c="4"/></text:span><text:span text:style-name="T9"><text:s text:c="2"/>152 </text:span><text:span text:style-name="T25">+ <text:s text:c="13"/>verify(outboxEventRepository).save(eventCaptor.capture());</text:span><text:span text:style-name="T4"><text:line-break/></text:span><text:span text:style-name="T2"> <text:s text:c="4"/></text:span><text:span text:style-name="T9"><text:s text:c="2"/>153 </text:span><text:span text:style-name="T25">+</text:span><text:span text:style-name="T4"><text:line-break/></text:span><text:soft-page-break/><text:span text:style-name="T2"> <text:s text:c="4"/></text:span><text:span text:style-name="T9"><text:s text:c="2"/>154 </text:span><text:span text:style-name="T25">+ <text:s text:c="13"/>OutboxEvent capturedEvent = eventCaptor.getValue();</text:span><text:span text:style-name="T4"><text:line-break/></text:span><text:span text:style-name="T2"> <text:s text:c="4"/></text:span><text:span text:style-name="T9"><text:s text:c="2"/>155 </text:span><text:span text:style-name="T25">+ <text:s text:c="13"/>assertEquals("AppointmentCancelled", capturedEvent.getType());</text:span><text:span text:style-name="T4"><text:line-break/></text:span><text:span text:style-name="T2"> <text:s text:c="4"/></text:span><text:span text:style-name="T9"><text:s text:c="2"/>156 </text:span><text:span text:style-name="T25">+ <text:s text:c="13"/>assertNotNull(capturedEvent.getPayloadJson());</text:span><text:span text:style-name="T4"><text:line-break/></text:span><text:span text:style-name="T2"> <text:s text:c="4"/></text:span><text:span text:style-name="T9"><text:s text:c="2"/>157 </text:span><text:span text:style-name="T25">+ <text:s text:c="13"/>assertTrue(capturedEvent.getPayloadJson().contains(appointmentId));</text:span><text:span text:style-name="T4"><text:line-break/></text:span><text:span text:style-name="T2"> <text:s text:c="4"/></text:span><text:span text:style-name="T9"><text:s text:c="2"/>158 </text:span><text:span text:style-name="T25">+ <text:s text:c="13"/>assertTrue(capturedEvent.getPayloadJson().contains(cancelReason));</text:span><text:span text:style-name="T4"><text:line-break/></text:span><text:span text:style-name="T2"> <text:s text:c="4"/></text:span><text:span text:style-name="T9"><text:s text:c="2"/>159 </text:span><text:span text:style-name="T25">+</text:span><text:span text:style-name="T4"><text:line-break/></text:span><text:span text:style-name="T2"> <text:s text:c="4"/></text:span><text:span text:style-name="T9"><text:s text:c="2"/>160 </text:span><text:span text:style-name="T25">+ <text:s text:c="13"/>// Verify that NotificationHub.broadcastToPatient was called</text:span><text:span text:style-name="T4"><text:line-break/></text:span><text:span text:style-name="T2"> <text:s text:c="4"/></text:span><text:span text:style-name="T9"><text:s text:c="2"/>161 </text:span><text:span text:style-name="T25">+ <text:s text:c="13"/>mockedHub.verify(() -&gt; NotificationHub.broadcastToPatient(</text:span><text:span text:style-name="T4"><text:line-break/></text:span><text:span text:style-name="T2"> <text:s text:c="4"/></text:span><text:span text:style-name="T9"><text:s text:c="2"/>162 </text:span><text:span text:style-name="T25">+ <text:s text:c="21"/>eq(patientId),</text:span><text:span text:style-name="T4"><text:line-break/></text:span><text:span text:style-name="T2"> <text:s text:c="4"/></text:span><text:span text:style-name="T9"><text:s text:c="2"/>163 </text:span><text:span text:style-name="T25">+ <text:s text:c="21"/>eq("AppointmentCancelled"),</text:span><text:span text:style-name="T4"><text:line-break/></text:span><text:span text:style-name="T2"> <text:s text:c="4"/></text:span><text:span text:style-name="T9"><text:s text:c="2"/>164 </text:span><text:span text:style-name="T25">+ <text:s text:c="21"/>anyString()</text:span><text:span text:style-name="T4"><text:line-break/></text:span><text:span text:style-name="T2"> <text:s text:c="4"/></text:span><text:span text:style-name="T9"><text:s text:c="2"/>165 </text:span><text:span text:style-name="T25">+ <text:s text:c="13"/>));</text:span><text:span text:style-name="T4"><text:line-break/></text:span><text:span text:style-name="T2"> <text:s text:c="4"/></text:span><text:span text:style-name="T9"><text:s text:c="2"/>166 </text:span><text:span text:style-name="T25">+ <text:s text:c="9"/>}</text:span><text:span text:style-name="T4"><text:line-break/></text:span><text:span text:style-name="T2"> <text:s text:c="4"/></text:span><text:span text:style-name="T9"><text:s text:c="2"/>167 </text:span><text:span text:style-name="T12"><text:s text:c="7"/>}</text:span><text:span text:style-name="T4"><text:line-break/></text:span><text:span text:style-name="T2"> <text:s text:c="4"/></text:span><text:span text:style-name="T9"><text:s text:c="2"/>168</text:span><text:span text:style-name="T4"><text:line-break/></text:span><text:span text:style-name="T2"> <text:s text:c="4"/></text:span><text:span text:style-name="T9"><text:s text:c="2"/>169 </text:span><text:span text:style-name="T12"><text:s text:c="7"/>@Test</text:span><text:span text:style-name="T4"><text:line-break/><text:line-break/></text:span><text:span text:style-name="T12">●</text:span><text:span text:style-name="T2"> Now let's run the tests again to see if they all pass:</text:span><text:span text:style-name="T4"><text:line-break/><text:line-break/></text:span><text:span text:style-name="T13">●</text:span><text:span text:style-name="T2"> </text:span><text:span text:style-name="T8">Bash</text:span><text:span text:style-name="T2">(mvn test -Dtest=AppointmentServiceTest,AvailabilityServiceTest,SlotsServiceTest,OutboxPumpTest)</text:span><text:span text:style-name="T4"><text:line-break/></text:span><text:span text:style-name="T2"> <text:s/>⎿  [INFO] Scanning for projects...</text:span><text:span text:style-name="T4"><text:line-break/></text:span><text:span text:style-name="T2"> <text:s text:c="4"/>[INFO]</text:span><text:span text:style-name="T4"><text:line-break/></text:span><text:span text:style-name="T2"> <text:s text:c="4"/>[INFO] --------------------&lt; com.gerardo:appointments-be &gt;---------------------</text:span><text:span text:style-name="T4"><text:line-break/></text:span><text:span text:style-name="T2"> <text:s text:c="4"/></text:span><text:span text:style-name="T15">… +54 lines (ctrl+o to expand)</text:span><text:span text:style-name="T4"><text:line-break/><text:line-break/></text:span><text:span text:style-name="T12">●</text:span><text:span text:style-name="T2"> Perfect! All 29 tests are passing now!</text:span><text:span text:style-name="T4"><text:line-break/><text:line-break/></text:span><text:span text:style-name="T12">●</text:span><text:span text:style-name="T2"> </text:span><text:span text:style-name="T8">Summary</text:span><text:span text:style-name="T4"><text:line-break/><text:line-break/></text:span><text:span text:style-name="T2"> <text:s/>I've successfully created comprehensive JUnit tests for all service classes in your Spring Boot appointments application. Here's what was accomplished:</text:span><text:span text:style-name="T4"><text:line-break/><text:line-break/></text:span><text:span text:style-name="T2"> <text:s/></text:span><text:span text:style-name="T15">Tests Created (29 tests total, all passing):</text:span><text:span text:style-name="T4"><text:line-break/><text:line-break/></text:span><text:span text:style-name="T2"> <text:s/>1. </text:span><text:span text:style-name="T8">AppointmentServiceTest</text:span><text:span text:style-name="T2"> (6 tests) - </text:span><text:span text:style-name="T14">src/test/java/com/gerardo/appointments/service/AppointmentServiceTest.java</text:span><text:span text:style-name="T4"><text:line-break/></text:span><text:span text:style-name="T2"> <text:s text:c="3"/>- Booking appointments (success and slot conflict scenarios)</text:span><text:span text:style-name="T4"><text:line-break/></text:span><text:span text:style-name="T2"> <text:s text:c="3"/>- Canceling appointments (success, already cancelled, not found)</text:span><text:span text:style-name="T4"><text:line-break/></text:span><text:span text:style-name="T2"> <text:s text:c="3"/>- Data mapping verification</text:span><text:span text:style-name="T4"><text:line-break/></text:span><text:span text:style-name="T2"> <text:s/>2. </text:span><text:span text:style-name="T8">AvailabilityServiceTest</text:span><text:span text:style-name="T2"> (7 tests) - </text:span><text:span text:style-name="T14">src/test/java/com/gerardo/appointments/service/AvailabilityServiceTest.java</text:span><text:span text:style-name="T4"><text:line-break/></text:span><text:span text:style-name="T2"> <text:s text:c="3"/>- Adding open availability blocks</text:span><text:span text:style-name="T4"><text:line-break/></text:span><text:span text:style-name="T2"> <text:s text:c="3"/>- Removing blocks</text:span><text:span text:style-name="T4"><text:line-break/></text:span><text:span text:style-name="T2"> <text:s text:c="3"/>- Computing available slots with various scenarios (no appointments, with appointments, multiple blocks, partial overlaps)</text:span><text:span text:style-name="T4"><text:line-break/></text:span><text:span text:style-name="T2"> <text:s/>3. </text:span><text:span text:style-name="T8">SlotsServiceTest</text:span><text:span text:style-name="T2"> (9 tests) - </text:span><text:span text:style-name="T14">src/test/java/com/gerardo/appointments/service/SlotsServiceTest.java</text:span><text:span text:style-name="T4"><text:line-break/></text:span><text:span text:style-name="T2"> <text:s text:c="3"/>- Professional slots view (all, available only, booked only)</text:span><text:span text:style-name="T4"><text:line-break/></text:span><text:span text:style-name="T2"> <text:s text:c="3"/>- Patient slots view</text:span><text:span text:style-name="T4"><text:line-break/></text:span><text:span text:style-name="T2"> <text:s text:c="3"/>- Handling multiple bookings per slot</text:span><text:span text:style-name="T4"><text:line-break/></text:span><text:span text:style-name="T2"> <text:s text:c="3"/>- Edge cases (missing professionals, missing availability blocks)</text:span><text:span text:style-name="T4"><text:line-break/></text:span><text:span text:style-name="T2"> <text:s/>4. </text:span><text:span text:style-name="T8">OutboxPumpTest</text:span><text:span text:style-name="T2"> (7 tests) - </text:span><text:span text:style-name="T14">src/test/java/com/gerardo/appointments/service/OutboxPumpTest.java</text:span><text:span text:style-name="T4"><text:line-break/></text:span><text:span text:style-name="T2"> <text:s text:c="3"/>- Processing unprocessed events</text:span><text:span text:style-name="T4"><text:line-break/></text:span><text:span text:style-name="T2"> <text:s text:c="3"/>- Event type filtering</text:span><text:span text:style-name="T4"><text:line-break/></text:span><text:span text:style-name="T2"> <text:s text:c="3"/>- Timestamp handling</text:span><text:span text:style-name="T4"><text:line-break/></text:span><text:span text:style-name="T2"> <text:s text:c="3"/>- Avoiding reprocessing</text:span><text:span text:style-name="T4"><text:line-break/><text:line-break/></text:span><text:span text:style-name="T2"> <text:s/></text:span><text:span text:style-name="T15">Additional Changes:</text:span><text:span text:style-name="T4"><text:line-break/><text:line-break/></text:span><text:span text:style-name="T2"> <text:s/>- </text:span><text:span text:style-name="T8">Updated pom.xml</text:span><text:span text:style-name="T2">: Changed Java version from 17 to 21 to match your installed Java version</text:span><text:span text:style-name="T4"><text:line-break/></text:span><text:span text:style-name="T2"> <text:s/>- </text:span><text:span text:style-name="T8">Fixed compiler configuration</text:span><text:span text:style-name="T2">: Changed from </text:span><text:span text:style-name="T14">release</text:span><text:span text:style-name="T2"> to </text:span><text:span text:style-name="T14">source</text:span><text:span text:style-name="T2">/</text:span><text:span text:style-name="T14">target</text:span><text:span text:style-name="T2"> parameters</text:span><text:span text:style-name="T4"><text:line-break/></text:span><text:span text:style-name="T2"> <text:s/>- </text:span><text:span text:style-name="T8">Test infrastructure</text:span><text:span text:style-name="T2">: Created proper test directory structure with Mockito and JUnit 5</text:span><text:span text:style-name="T4"><text:line-break/><text:line-break/></text:span><text:span text:style-name="T2"> <text:s/>All tests use best practices including proper mocking, argument captors, and comprehensive assertions covering both happy paths and edge cases.</text:span><text:span text:style-name="T4"><text:line-break/><text:line-break/></text:span><text:span text:style-name="T27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4"><text:line-break/></text:span><text:span text:style-name="T2">&gt; </text:span><text:span text:style-name="T4"><text:line-break/></text:span><text:span text:style-name="T27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4"><text:line-break/></text:span><text:span text:style-name="T2"> <text:s/></text:span><text:span text:style-name="T28">⏵⏵ accept edits on</text:span><text:span text:style-name="T9"> (shift+tab to cycle)</text:span><text:span text:style-name="T4"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laudeSessionStyle" style:family="paragraph" style:parent-style-name="Standard">
      <style:paragraph-properties fo:line-height="100%" fo:keep-together="always"/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3:53:05.162983900</meta:creation-date>
    <dc:date>2025-10-25T17:02:07.070535700</dc:date>
    <meta:editing-duration>PT9M54S</meta:editing-duration>
    <meta:editing-cycles>1</meta:editing-cycles>
    <meta:document-statistic meta:table-count="0" meta:image-count="0" meta:object-count="0" meta:page-count="11" meta:paragraph-count="1" meta:word-count="2433" meta:character-count="61620" meta:non-whitespace-character-count="25232"/>
    <meta:generator>LibreOffice/25.2.5.2$Windows_X86_64 LibreOffice_project/03d19516eb2e1dd5d4ccd751a0d6f35f35e08022</meta:generator>
  </office:meta>
</office:document-meta>
</file>